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61">
      <style:table-cell-properties style:rotation-align="none"/>
    </style:style>
    <style:style style:name="ce10" style:family="table-cell" style:parent-style-name="Default">
      <style:table-cell-properties fo:background-color="#ffcc99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cc99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mm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rotation-align="none"/>
      <style:paragraph-properties fo:text-align="center" fo:margin-left="0mm"/>
    </style:style>
    <style:style style:name="ce14" style:family="table-cell" style:parent-style-name="Default">
      <style:table-cell-properties fo:background-color="#cc9900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74pt solid #000000" style:rotation-align="non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dddddd" style:text-align-source="fix" style:repeat-content="false" fo:border="0.74pt solid #000000" style:rotation-align="none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fo:border="0.74pt solid #000000" style:rotation-align="none"/>
      <style:paragraph-properties fo:text-align="center" fo:margin-left="0mm"/>
    </style:style>
    <style:style style:name="ce18" style:family="table-cell" style:parent-style-name="Default" style:data-style-name="N110">
      <style:table-cell-properties fo:background-color="#dddddd" style:text-align-source="fix" style:repeat-content="false" fo:border="0.74pt solid #000000" style:rotation-align="none"/>
      <style:paragraph-properties fo:text-align="center" fo:margin-left="0mm"/>
    </style:style>
    <style:style style:name="ce19" style:family="table-cell" style:parent-style-name="Default" style:data-style-name="N110">
      <style:table-cell-properties style:rotation-align="none"/>
    </style:style>
    <style:style style:name="ce20" style:family="table-cell" style:parent-style-name="Default" style:data-style-name="N2">
      <style:table-cell-properties style:rotation-align="none"/>
    </style:style>
    <style:style style:name="ce21" style:family="table-cell" style:parent-style-name="Default">
      <style:table-cell-properties fo:background-color="#cc99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 style:data-style-name="N2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 style:data-style-name="N110"/>
    <style:style style:name="ce25" style:family="table-cell" style:parent-style-name="Default">
      <style:text-properties style:text-underline-style="none"/>
    </style:style>
    <style:style style:name="ce26" style:family="table-cell" style:parent-style-name="Default" style:data-style-name="N113">
      <style:table-cell-properties style:text-align-source="fix" style:repeat-content="false" fo:border="0.74pt solid #000000" style:rotation-align="none"/>
      <style:paragraph-properties fo:text-align="center" fo:margin-left="0mm"/>
    </style:style>
    <style:style style:name="ce27" style:family="table-cell" style:parent-style-name="Default" style:data-style-name="N113">
      <style:table-cell-properties fo:background-color="#dddddd" style:text-align-source="fix" style:repeat-content="false" fo:border="0.74pt solid #000000" style:rotation-align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size="11pt" style:font-name="Calibri"/>
    </style:style>
    <style:style style:name="T2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style:font-name="Calibri" fo:font-size="10pt" style:font-size-asian="10pt" style:font-size-complex="10pt"/>
    </style:style>
  </office:automatic-styles>
  <office:body>
    <office:spreadsheet>
      <table:calculation-settings table:automatic-find-labels="false"/>
      <table:table table:name="d=12,5" table:style-name="ta1">
        <table:shapes>
          <draw:frame draw:z-index="0" draw:style-name="gr1" draw:text-style-name="P1" svg:width="155.01mm" svg:height="86.68mm" svg:x="0.01mm" svg:y="136.83mm">
            <loext:p draw:notify-on-update-of-ranges="'d=13'.G16:'d=13'.G25 'd=13'.F7:'d=13'.F7 'd=13'.F16:'d=13'.F25 'd=14'.G16:'d=14'.G24 'd=14'.E7:'d=14'.E7 'd=14'.F16:'d=14'.F24 'd=15,5'.G16:'d=15,5'.G24 'd=15,5'.E7:'d=15,5'.E7 'd=15,5'.F16:'d=15,5'.F24 'd=16'.G16:'d=16'.G27 'd=16'.F7:'d=16'.F7 'd=16'.F16:'d=16'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ν aire (N·s/m²)</text:p>
          </table:table-cell>
          <table:table-cell table:style-name="ce9" office:value-type="float" office:value="0.000018" calcext:value-type="float">
            <text:p>1,80E-05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25" calcext:value-type="float">
            <text:p>0,012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637755102040816" calcext:value-type="float">
            <text:p>0,637755102</text:p>
          </table:table-cell>
          <table:table-cell table:number-columns-repeated="2"/>
          <table:table-cell table:style-name="ce5" office:value-type="string" calcext:value-type="string">
            <text:p>m=A2/A1</text:p>
          </table:table-cell>
          <table:table-cell table:style-name="ce20" table:formula="of:=[.B9]/[.B8]" office:value-type="float" office:value="0.406731570179092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6]^2/4" office:value-type="float" office:value="0.000122718463030851" calcext:value-type="float">
            <text:p>0,0001227185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Área Da (m²)</text:p>
          </table:table-cell>
          <table:table-cell table:formula="of:=PI()*[.B10]^2/4" office:value-type="float" office:value="0.00342119439975928" calcext:value-type="float">
            <text:p>0,003421194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error Pd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aire</text:p>
          </table:table-cell>
          <table:table-cell table:style-name="ce10" office:value-type="string" calcext:value-type="string">
            <text:p><text:span text:style-name="T1">Pe1</text:span><text:span text:style-name="T2"> [Pa]</text:span></text:p>
          </table:table-cell>
          <table:table-cell table:style-name="ce11" office:value-type="string" calcext:value-type="string">
            <text:p>Pd0 [Pa]</text:p>
          </table:table-cell>
          <table:table-cell table:style-name="ce14" office:value-type="string" calcext:value-type="string">
            <text:p>v [m/s]</text:p>
          </table:table-cell>
          <table:table-cell table:style-name="ce14" office:value-type="string" calcext:value-type="string">
            <text:p>Q [m³/s]</text:p>
          </table:table-cell>
          <table:table-cell table:style-name="ce14" office:value-type="string" calcext:value-type="string">
            <text:p>K</text:p>
          </table:table-cell>
          <table:table-cell table:style-name="ce21" office:value-type="string" calcext:value-type="string">
            <text:p>R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12" table:formula="of:=15+ABS([.$B$13])" office:value-type="float" office:value="15.4" calcext:value-type="float">
            <text:p>15,4</text:p>
          </table:table-cell>
          <table:table-cell table:style-name="ce15" table:formula="of:=SQRT([.C16]*2/[.$B$2])" office:value-type="float" office:value="5.06622805119022" calcext:value-type="float">
            <text:p>5,07</text:p>
          </table:table-cell>
          <table:table-cell table:style-name="ce17" table:formula="of:=[.D16]*[.$B$8]" office:value-type="float" office:value="0.00152857502438794" calcext:value-type="float">
            <text:p>0,00153</text:p>
          </table:table-cell>
          <table:table-cell table:style-name="ce17" table:formula="of:=[.E16]/SQRT([.B16])" office:value-type="float" office:value="0.000152857502438794" calcext:value-type="float">
            <text:p>0,00015</text:p>
          </table:table-cell>
          <table:table-cell table:style-name="ce22" table:formula="of:=[.D16]*[.$B$5]/[.$B$3]" office:value-type="float" office:value="5516.55943351824" calcext:value-type="float">
            <text:p>5516,5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90" calcext:value-type="float">
            <text:p>90</text:p>
          </table:table-cell>
          <table:table-cell table:style-name="ce13" table:formula="of:=14+ABS([.$B$13])" office:value-type="float" office:value="14.4" calcext:value-type="float">
            <text:p>14,4</text:p>
          </table:table-cell>
          <table:table-cell table:style-name="ce16" table:formula="of:=SQRT([.C17]*2/[.$B$2])" office:value-type="float" office:value="4.89897948556636" calcext:value-type="float">
            <text:p>4,90</text:p>
          </table:table-cell>
          <table:table-cell table:style-name="ce18" table:formula="of:=[.D17]*[.$B$8]" office:value-type="float" office:value="0.00147811302826494" calcext:value-type="float">
            <text:p>0,00148</text:p>
          </table:table-cell>
          <table:table-cell table:style-name="ce18" table:formula="of:=[.E17]/SQRT([.B17])" office:value-type="float" office:value="0.000155806793616202" calcext:value-type="float">
            <text:p>0,00016</text:p>
          </table:table-cell>
          <table:table-cell table:style-name="ce23" table:formula="of:=[.D17]*[.$B$5]/[.$B$3]" office:value-type="float" office:value="5334.44432872781" calcext:value-type="float">
            <text:p>5334,4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0" calcext:value-type="float">
            <text:p>80</text:p>
          </table:table-cell>
          <table:table-cell table:style-name="ce12" table:formula="of:=12.3+ABS([.$B$13])" office:value-type="float" office:value="12.7" calcext:value-type="float">
            <text:p>12,7</text:p>
          </table:table-cell>
          <table:table-cell table:style-name="ce15" table:formula="of:=SQRT([.C18]*2/[.$B$2])" office:value-type="float" office:value="4.60072458061409" calcext:value-type="float">
            <text:p>4,60</text:p>
          </table:table-cell>
          <table:table-cell table:style-name="ce17" table:formula="of:=[.D18]*[.$B$8]" office:value-type="float" office:value="0.00138812398829188" calcext:value-type="float">
            <text:p>0,00139</text:p>
          </table:table-cell>
          <table:table-cell table:style-name="ce17" table:formula="of:=[.E18]/SQRT([.B18])" office:value-type="float" office:value="0.000155196979950938" calcext:value-type="float">
            <text:p>0,00016</text:p>
          </table:table-cell>
          <table:table-cell table:style-name="ce22" table:formula="of:=[.D18]*[.$B$5]/[.$B$3]" office:value-type="float" office:value="5009.67787666867" calcext:value-type="float">
            <text:p>5009,68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70" calcext:value-type="float">
            <text:p>70</text:p>
          </table:table-cell>
          <table:table-cell table:style-name="ce13" table:formula="of:=11+ABS([.$B$13])" office:value-type="float" office:value="11.4" calcext:value-type="float">
            <text:p>11,4</text:p>
          </table:table-cell>
          <table:table-cell table:style-name="ce16" table:formula="of:=SQRT([.C19]*2/[.$B$2])" office:value-type="float" office:value="4.35889894354067" calcext:value-type="float">
            <text:p>4,36</text:p>
          </table:table-cell>
          <table:table-cell table:style-name="ce18" table:formula="of:=[.D19]*[.$B$8]" office:value-type="float" office:value="0.00131516070567765" calcext:value-type="float">
            <text:p>0,00132</text:p>
          </table:table-cell>
          <table:table-cell table:style-name="ce18" table:formula="of:=[.E19]/SQRT([.B19])" office:value-type="float" office:value="0.000157191770129834" calcext:value-type="float">
            <text:p>0,00016</text:p>
          </table:table-cell>
          <table:table-cell table:style-name="ce23" table:formula="of:=[.D19]*[.$B$5]/[.$B$3]" office:value-type="float" office:value="4746.35662741096" calcext:value-type="float">
            <text:p>4746,36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12" table:formula="of:=9.5+ABS([.$B$13])" office:value-type="float" office:value="9.9" calcext:value-type="float">
            <text:p>9,9</text:p>
          </table:table-cell>
          <table:table-cell table:style-name="ce15" table:formula="of:=SQRT([.C20]*2/[.$B$2])" office:value-type="float" office:value="4.06201920231798" calcext:value-type="float">
            <text:p>4,06</text:p>
          </table:table-cell>
          <table:table-cell table:style-name="ce17" table:formula="of:=[.D20]*[.$B$8]" office:value-type="float" office:value="0.0012255865781227" calcext:value-type="float">
            <text:p>0,00123</text:p>
          </table:table-cell>
          <table:table-cell table:style-name="ce17" table:formula="of:=[.E20]/SQRT([.B20])" office:value-type="float" office:value="0.000158222546880152" calcext:value-type="float">
            <text:p>0,00016</text:p>
          </table:table-cell>
          <table:table-cell table:style-name="ce22" table:formula="of:=[.D20]*[.$B$5]/[.$B$3]" office:value-type="float" office:value="4423.08757585736" calcext:value-type="float">
            <text:p>4423,09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50" calcext:value-type="float">
            <text:p>50</text:p>
          </table:table-cell>
          <table:table-cell table:style-name="ce13" table:formula="of:=8+ABS([.$B$13])" office:value-type="float" office:value="8.4" calcext:value-type="float">
            <text:p>8,4</text:p>
          </table:table-cell>
          <table:table-cell table:style-name="ce16" table:formula="of:=SQRT([.C21]*2/[.$B$2])" office:value-type="float" office:value="3.74165738677394" calcext:value-type="float">
            <text:p>3,74</text:p>
          </table:table-cell>
          <table:table-cell table:style-name="ce18" table:formula="of:=[.D21]*[.$B$8]" office:value-type="float" office:value="0.00112892747295409" calcext:value-type="float">
            <text:p>0,00113</text:p>
          </table:table-cell>
          <table:table-cell table:style-name="ce18" table:formula="of:=[.E21]/SQRT([.B21])" office:value-type="float" office:value="0.000159654454318725" calcext:value-type="float">
            <text:p>0,00016</text:p>
          </table:table-cell>
          <table:table-cell table:style-name="ce23" table:formula="of:=[.D21]*[.$B$5]/[.$B$3]" office:value-type="float" office:value="4074.24915448718" calcext:value-type="float">
            <text:p>4074,25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0" calcext:value-type="float">
            <text:p>40</text:p>
          </table:table-cell>
          <table:table-cell table:style-name="ce12" table:formula="of:=6.4+ABS([.$B$13])" office:value-type="float" office:value="6.8" calcext:value-type="float">
            <text:p>6,8</text:p>
          </table:table-cell>
          <table:table-cell table:style-name="ce15" table:formula="of:=SQRT([.C22]*2/[.$B$2])" office:value-type="float" office:value="3.36650164612069" calcext:value-type="float">
            <text:p>3,37</text:p>
          </table:table-cell>
          <table:table-cell table:style-name="ce17" table:formula="of:=[.D22]*[.$B$8]" office:value-type="float" office:value="0.00101573602368966" calcext:value-type="float">
            <text:p>0,00102</text:p>
          </table:table-cell>
          <table:table-cell table:style-name="ce17" table:formula="of:=[.E22]/SQRT([.B22])" office:value-type="float" office:value="0.000160601966817103" calcext:value-type="float">
            <text:p>0,00016</text:p>
          </table:table-cell>
          <table:table-cell table:style-name="ce22" table:formula="of:=[.D22]*[.$B$5]/[.$B$3]" office:value-type="float" office:value="3665.74623688698" calcext:value-type="float">
            <text:p>3665,75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5+ABS([.$B$13])" office:value-type="float" office:value="5.4" calcext:value-type="float">
            <text:p>5,4</text:p>
          </table:table-cell>
          <table:table-cell table:style-name="ce13" table:formula="of:=SQRT([.C23]*2/[.$B$2])" office:value-type="float" office:value="3" calcext:value-type="float">
            <text:p>3</text:p>
          </table:table-cell>
          <table:table-cell table:style-name="ce18" table:formula="of:=[.D23]*[.$B$8]" office:value-type="float" office:value="0.000905155675352291" calcext:value-type="float">
            <text:p>0,00091</text:p>
          </table:table-cell>
          <table:table-cell table:style-name="ce18" table:formula="of:=[.E23]/SQRT([.B23])" office:value-type="float" office:value="0.000165258060481424" calcext:value-type="float">
            <text:p>0,00017</text:p>
          </table:table-cell>
          <table:table-cell table:style-name="ce23" table:formula="of:=[.D23]*[.$B$5]/[.$B$3]" office:value-type="float" office:value="3266.66666666667" calcext:value-type="float">
            <text:p>3266,67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3.4+ABS([.$B$13])" office:value-type="float" office:value="3.8" calcext:value-type="float">
            <text:p>3,8</text:p>
          </table:table-cell>
          <table:table-cell table:style-name="ce15" table:formula="of:=SQRT([.C24]*2/[.$B$2])" office:value-type="float" office:value="2.51661147842358" calcext:value-type="float">
            <text:p>2,52</text:p>
          </table:table-cell>
          <table:table-cell table:style-name="ce17" table:formula="of:=[.D24]*[.$B$8]" office:value-type="float" office:value="0.000759308387450609" calcext:value-type="float">
            <text:p>0,00076</text:p>
          </table:table-cell>
          <table:table-cell table:style-name="ce17" table:formula="of:=[.E24]/SQRT([.B24])" office:value-type="float" office:value="0.000169786517022531" calcext:value-type="float">
            <text:p>0,00017</text:p>
          </table:table-cell>
          <table:table-cell table:style-name="ce22" table:formula="of:=[.D24]*[.$B$5]/[.$B$3]" office:value-type="float" office:value="2740.31027650568" calcext:value-type="float">
            <text:p>2740,31</text:p>
          </table:table-cell>
        </table:table-row>
        <table:table-row table:style-name="ro1">
          <table:table-cell table:number-columns-repeated="2" table:style-name="ce8" office:value-type="float" office:value="10" calcext:value-type="float">
            <text:p>10</text:p>
          </table:table-cell>
          <table:table-cell table:style-name="ce13" table:formula="of:=1.7+ABS([.$B$13])" office:value-type="float" office:value="2.1" calcext:value-type="float">
            <text:p>2,1</text:p>
          </table:table-cell>
          <table:table-cell table:style-name="ce16" table:formula="of:=SQRT([.C25]*2/[.$B$2])" office:value-type="float" office:value="1.87082869338697" calcext:value-type="float">
            <text:p>1,87</text:p>
          </table:table-cell>
          <table:table-cell table:style-name="ce18" table:formula="of:=[.D25]*[.$B$8]" office:value-type="float" office:value="0.000564463736477043" calcext:value-type="float">
            <text:p>0,00056</text:p>
          </table:table-cell>
          <table:table-cell table:style-name="ce18" table:formula="of:=[.E25]/SQRT([.B25])" office:value-type="float" office:value="0.000178499106383652" calcext:value-type="float">
            <text:p>0,00018</text:p>
          </table:table-cell>
          <table:table-cell table:style-name="ce23" table:formula="of:=[.D25]*[.$B$5]/[.$B$3]" office:value-type="float" office:value="2037.12457724359" calcext:value-type="float">
            <text:p>2037,12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formula="of:=[.E28]/[.B8]" office:value-type="float" office:value="5.22341087698515" calcext:value-type="float">
            <text:p>5,223410877</text:p>
          </table:table-cell>
          <table:table-cell table:formula="of:=[.B28]^2*1.2/2" office:value-type="float" office:value="16.3704127138841" calcext:value-type="float">
            <text:p>16,3704127139</text:p>
          </table:table-cell>
          <table:table-cell office:value-type="float" office:value="123" calcext:value-type="float">
            <text:p>123</text:p>
          </table:table-cell>
          <table:table-cell table:style-name="ce19" office:value-type="float" office:value="0.001576" calcext:value-type="float">
            <text:p>0,00158</text:p>
          </table:table-cell>
          <table:table-cell table:style-name="ce19" table:formula="of:=[.E28]/SQRT([.D28])" office:value-type="float" office:value="0.000142103134423587" calcext:value-type="float">
            <text:p>0,00014</text:p>
          </table:table-cell>
          <table:table-cell table:style-name="ce24" table:formula="of:=[.B28]*[.$B$5]/[.$B$3]" office:value-type="float" office:value="5687.7140660505" calcext:value-type="float">
            <text:p>5687,71407</text:p>
          </table:table-cell>
        </table:table-row>
      </table:table>
      <table:table table:name="d=13" table:style-name="ta1">
        <table:shapes>
          <draw:frame draw:z-index="0" draw:style-name="gr1" draw:text-style-name="P1" svg:width="155.01mm" svg:height="86.68mm" svg:x="0.01mm" svg:y="136.83mm">
            <loext:p draw:notify-on-update-of-ranges="'d=13'.G16:'d=13'.G25 'd=13'.F7:'d=13'.F7 'd=13'.F16:'d=13'.F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ν aire (N·s/m²)</text:p>
          </table:table-cell>
          <table:table-cell table:style-name="ce9" office:value-type="float" office:value="0.000018" calcext:value-type="float">
            <text:p>1,80E-05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3" calcext:value-type="float">
            <text:p>0,01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663265306122449" calcext:value-type="float">
            <text:p>0,6632653061</text:p>
          </table:table-cell>
          <table:table-cell table:number-columns-repeated="2"/>
          <table:table-cell table:style-name="ce5" office:value-type="string" calcext:value-type="string">
            <text:p>m=A2/A1</text:p>
          </table:table-cell>
          <table:table-cell table:style-name="ce20" table:formula="of:=[.B9]/[.B8]" office:value-type="float" office:value="0.439920866305706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6]^2/4" office:value-type="float" office:value="0.000132732289614169" calcext:value-type="float">
            <text:p>0,000132732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5"/>
          <table:table-cell table:style-name="Default" table:number-columns-repeated="2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error Pd</text:p>
          </table:table-cell>
          <table:table-cell table:style-name="Default" office:value-type="float" office:value="-0.17" calcext:value-type="float">
            <text:p>-0,1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Prueba</text:p>
          </table:table-cell>
          <table:table-cell table:style-name="ce10" office:value-type="string" calcext:value-type="string">
            <text:p><text:span text:style-name="T1">Pe1</text:span><text:span text:style-name="T2"> (Pa)</text:span></text:p>
          </table:table-cell>
          <table:table-cell table:style-name="ce11" office:value-type="string" calcext:value-type="string">
            <text:p>Pd0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Q (m³/s)</text:p>
          </table:table-cell>
          <table:table-cell table:style-name="ce14" office:value-type="string" calcext:value-type="string">
            <text:p>K</text:p>
          </table:table-cell>
          <table:table-cell table:style-name="ce21" office:value-type="string" calcext:value-type="string">
            <text:p>R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18.2" calcext:value-type="float">
            <text:p>18,2</text:p>
          </table:table-cell>
          <table:table-cell table:style-name="ce15" table:formula="of:=SQRT([.C16]*2/[.$B$2])" office:value-type="float" office:value="5.5075705472861" calcext:value-type="float">
            <text:p>5,51</text:p>
          </table:table-cell>
          <table:table-cell table:style-name="ce17" table:formula="of:=[.D16]*[.$B$8]" office:value-type="float" office:value="0.00166173624609305" calcext:value-type="float">
            <text:p>0,00166</text:p>
          </table:table-cell>
          <table:table-cell table:style-name="ce17" table:formula="of:=[.E16]/SQRT([.B16])" office:value-type="float" office:value="0.000175162380270404" calcext:value-type="float">
            <text:p>0,00018</text:p>
          </table:table-cell>
          <table:table-cell table:style-name="ce22" table:formula="of:=[.D16]*[.$B$5]/[.$B$3]" office:value-type="float" office:value="5997.13237371153" calcext:value-type="float">
            <text:p>5997,13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float" office:value="16.4" calcext:value-type="float">
            <text:p>16,4</text:p>
          </table:table-cell>
          <table:table-cell table:style-name="ce16" table:formula="of:=SQRT([.C17]*2/[.$B$2])" office:value-type="float" office:value="5.22812904711937" calcext:value-type="float">
            <text:p>5,23</text:p>
          </table:table-cell>
          <table:table-cell table:style-name="ce18" table:formula="of:=[.D17]*[.$B$8]" office:value-type="float" office:value="0.00157742355949142" calcext:value-type="float">
            <text:p>0,00158</text:p>
          </table:table-cell>
          <table:table-cell table:style-name="ce18" table:formula="of:=[.E17]/SQRT([.B17])" office:value-type="float" office:value="0.000176361315416625" calcext:value-type="float">
            <text:p>0,00018</text:p>
          </table:table-cell>
          <table:table-cell table:style-name="ce23" table:formula="of:=[.D17]*[.$B$5]/[.$B$3]" office:value-type="float" office:value="5692.85162908554" calcext:value-type="float">
            <text:p>5692,85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70" calcext:value-type="float">
            <text:p>70</text:p>
          </table:table-cell>
          <table:table-cell table:style-name="ce12" office:value-type="float" office:value="14.5" calcext:value-type="float">
            <text:p>14,5</text:p>
          </table:table-cell>
          <table:table-cell table:style-name="ce15" table:formula="of:=SQRT([.C18]*2/[.$B$2])" office:value-type="float" office:value="4.91596040125088" calcext:value-type="float">
            <text:p>4,92</text:p>
          </table:table-cell>
          <table:table-cell table:style-name="ce17" table:formula="of:=[.D18]*[.$B$8]" office:value-type="float" office:value="0.00148323648566645" calcext:value-type="float">
            <text:p>0,00148</text:p>
          </table:table-cell>
          <table:table-cell table:style-name="ce17" table:formula="of:=[.E18]/SQRT([.B18])" office:value-type="float" office:value="0.000177280668207715" calcext:value-type="float">
            <text:p>0,00018</text:p>
          </table:table-cell>
          <table:table-cell table:style-name="ce22" table:formula="of:=[.D18]*[.$B$5]/[.$B$3]" office:value-type="float" office:value="5352.93465913984" calcext:value-type="float">
            <text:p>5352,93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float" office:value="12.6" calcext:value-type="float">
            <text:p>12,6</text:p>
          </table:table-cell>
          <table:table-cell table:style-name="ce16" table:formula="of:=SQRT([.C19]*2/[.$B$2])" office:value-type="float" office:value="4.58257569495584" calcext:value-type="float">
            <text:p>4,58</text:p>
          </table:table-cell>
          <table:table-cell table:style-name="ce18" table:formula="of:=[.D19]*[.$B$8]" office:value-type="float" office:value="0.00138264813267358" calcext:value-type="float">
            <text:p>0,00138</text:p>
          </table:table-cell>
          <table:table-cell table:style-name="ce18" table:formula="of:=[.E19]/SQRT([.B19])" office:value-type="float" office:value="0.000178499106383652" calcext:value-type="float">
            <text:p>0,00018</text:p>
          </table:table-cell>
          <table:table-cell table:style-name="ce23" table:formula="of:=[.D19]*[.$B$5]/[.$B$3]" office:value-type="float" office:value="4989.91575672969" calcext:value-type="float">
            <text:p>4989,92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2" office:value-type="float" office:value="10.7" calcext:value-type="float">
            <text:p>10,7</text:p>
          </table:table-cell>
          <table:table-cell table:style-name="ce15" table:formula="of:=SQRT([.C20]*2/[.$B$2])" office:value-type="float" office:value="4.22295315310664" calcext:value-type="float">
            <text:p>4,22</text:p>
          </table:table-cell>
          <table:table-cell table:style-name="ce17" table:formula="of:=[.D20]*[.$B$8]" office:value-type="float" office:value="0.00127414333776044" calcext:value-type="float">
            <text:p>0,00127</text:p>
          </table:table-cell>
          <table:table-cell table:style-name="ce17" table:formula="of:=[.E20]/SQRT([.B20])" office:value-type="float" office:value="0.000180191078866814" calcext:value-type="float">
            <text:p>0,00018</text:p>
          </table:table-cell>
          <table:table-cell table:style-name="ce22" table:formula="of:=[.D20]*[.$B$5]/[.$B$3]" office:value-type="float" office:value="4598.32676671612" calcext:value-type="float">
            <text:p>4598,33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40" calcext:value-type="float">
            <text:p>40</text:p>
          </table:table-cell>
          <table:table-cell table:style-name="ce13" table:formula="of:=8+ABS([.$B$13])" office:value-type="float" office:value="8.17" calcext:value-type="float">
            <text:p>8,17</text:p>
          </table:table-cell>
          <table:table-cell table:style-name="ce16" table:formula="of:=SQRT([.C21]*2/[.$B$2])" office:value-type="float" office:value="3.6900767833023" calcext:value-type="float">
            <text:p>3,69</text:p>
          </table:table-cell>
          <table:table-cell table:style-name="ce18" table:formula="of:=[.D21]*[.$B$8]" office:value-type="float" office:value="0.0011133646476306" calcext:value-type="float">
            <text:p>0,00111</text:p>
          </table:table-cell>
          <table:table-cell table:style-name="ce18" table:formula="of:=[.E21]/SQRT([.B21])" office:value-type="float" office:value="0.000176038407641175" calcext:value-type="float">
            <text:p>0,00018</text:p>
          </table:table-cell>
          <table:table-cell table:style-name="ce23" table:formula="of:=[.D21]*[.$B$5]/[.$B$3]" office:value-type="float" office:value="4018.08360848473" calcext:value-type="float">
            <text:p>4018,08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6.4+ABS([.$B$13])" office:value-type="float" office:value="6.57" calcext:value-type="float">
            <text:p>6,57</text:p>
          </table:table-cell>
          <table:table-cell table:style-name="ce15" table:formula="of:=SQRT([.C22]*2/[.$B$2])" office:value-type="float" office:value="3.30907842155486" calcext:value-type="float">
            <text:p>3,31</text:p>
          </table:table-cell>
          <table:table-cell table:style-name="ce17" table:formula="of:=[.D22]*[.$B$8]" office:value-type="float" office:value="0.000998410371152061" calcext:value-type="float">
            <text:p>0,00100</text:p>
          </table:table-cell>
          <table:table-cell table:style-name="ce17" table:formula="of:=[.E22]/SQRT([.B22])" office:value-type="float" office:value="0.000182283960642363" calcext:value-type="float">
            <text:p>0,00018</text:p>
          </table:table-cell>
          <table:table-cell table:style-name="ce22" table:formula="of:=[.D22]*[.$B$5]/[.$B$3]" office:value-type="float" office:value="3603.21872569307" calcext:value-type="float">
            <text:p>3603,22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4.7" calcext:value-type="float">
            <text:p>4,7</text:p>
          </table:table-cell>
          <table:table-cell table:style-name="ce16" table:formula="of:=SQRT([.C23]*2/[.$B$2])" office:value-type="float" office:value="2.79880927062444" calcext:value-type="float">
            <text:p>2,80</text:p>
          </table:table-cell>
          <table:table-cell table:style-name="ce18" table:formula="of:=[.D23]*[.$B$8]" office:value-type="float" office:value="0.000844452698511441" calcext:value-type="float">
            <text:p>0,00084</text:p>
          </table:table-cell>
          <table:table-cell table:style-name="ce18" table:formula="of:=[.E23]/SQRT([.B23])" office:value-type="float" office:value="0.000188825363765472" calcext:value-type="float">
            <text:p>0,00019</text:p>
          </table:table-cell>
          <table:table-cell table:style-name="ce23" table:formula="of:=[.D23]*[.$B$5]/[.$B$3]" office:value-type="float" office:value="3047.59231690217" calcext:value-type="float">
            <text:p>3047,5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2.65" calcext:value-type="float">
            <text:p>2,65</text:p>
          </table:table-cell>
          <table:table-cell table:style-name="ce15" table:formula="of:=SQRT([.C24]*2/[.$B$2])" office:value-type="float" office:value="2.10158670215308" calcext:value-type="float">
            <text:p>2,10</text:p>
          </table:table-cell>
          <table:table-cell table:style-name="ce17" table:formula="of:=[.D24]*[.$B$8]" office:value-type="float" office:value="0.000634087710232922" calcext:value-type="float">
            <text:p>0,00063</text:p>
          </table:table-cell>
          <table:table-cell table:style-name="ce17" table:formula="of:=[.E24]/SQRT([.B24])" office:value-type="float" office:value="0.000200516140065689" calcext:value-type="float">
            <text:p>0,00020</text:p>
          </table:table-cell>
          <table:table-cell table:style-name="ce22" table:formula="of:=[.D24]*[.$B$5]/[.$B$3]" office:value-type="float" office:value="2288.39440901113" calcext:value-type="float">
            <text:p>2288,3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1.65" calcext:value-type="float">
            <text:p>1,65</text:p>
          </table:table-cell>
          <table:table-cell table:style-name="ce16" table:formula="of:=SQRT([.C25]*2/[.$B$2])" office:value-type="float" office:value="1.6583123951777" calcext:value-type="float">
            <text:p>1,66</text:p>
          </table:table-cell>
          <table:table-cell table:style-name="ce18" table:formula="of:=[.D25]*[.$B$8]" office:value-type="float" office:value="0.000500343625334049" calcext:value-type="float">
            <text:p>0,00050</text:p>
          </table:table-cell>
          <table:table-cell table:style-name="ce18" table:formula="of:=[.E25]/SQRT([.B25])" office:value-type="float" office:value="0.000223760471671124" calcext:value-type="float">
            <text:p>0,00022</text:p>
          </table:table-cell>
          <table:table-cell table:style-name="ce23" table:formula="of:=[.D25]*[.$B$5]/[.$B$3]" office:value-type="float" office:value="1805.71794141572" calcext:value-type="float">
            <text:p>1805,72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formula="of:=[.E28]/[.B8]" office:value-type="float" office:value="5.22341087698515" calcext:value-type="float">
            <text:p>5,223410877</text:p>
          </table:table-cell>
          <table:table-cell table:formula="of:=[.B28]^2*1.2/2" office:value-type="float" office:value="16.3704127138841" calcext:value-type="float">
            <text:p>16,3704127139</text:p>
          </table:table-cell>
          <table:table-cell office:value-type="float" office:value="123" calcext:value-type="float">
            <text:p>123</text:p>
          </table:table-cell>
          <table:table-cell table:style-name="ce19" office:value-type="float" office:value="0.001576" calcext:value-type="float">
            <text:p>0,00158</text:p>
          </table:table-cell>
          <table:table-cell table:style-name="ce19" table:formula="of:=[.E28]/SQRT([.D28])" office:value-type="float" office:value="0.000142103134423587" calcext:value-type="float">
            <text:p>0,00014</text:p>
          </table:table-cell>
          <table:table-cell table:style-name="ce24" table:formula="of:=[.B28]*[.$B$5]/[.$B$3]" office:value-type="float" office:value="5687.7140660505" calcext:value-type="float">
            <text:p>5687,71407</text:p>
          </table:table-cell>
        </table:table-row>
      </table:table>
      <table:table table:name="d=14" table:style-name="ta1">
        <table:shapes>
          <draw:frame draw:z-index="0" draw:style-name="gr1" draw:text-style-name="P1" svg:width="151.71mm" svg:height="83.75mm" svg:x="2.48mm" svg:y="116.34mm">
            <loext:p draw:notify-on-update-of-ranges="'d=14'.G16:'d=14'.G24 'd=14'.E7:'d=14'.E7 'd=14'.F16:'d=14'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ν aire (N·s/m²)</text:p>
          </table:table-cell>
          <table:table-cell table:style-name="ce9" office:value-type="float" office:value="0.000018" calcext:value-type="float">
            <text:p>1,8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714285714285714" calcext:value-type="float">
            <text:p>0,7142857143</text:p>
          </table:table-cell>
          <table:table-cell/>
          <table:table-cell table:style-name="ce5" office:value-type="string" calcext:value-type="string">
            <text:p>m=A2/A1</text:p>
          </table:table-cell>
          <table:table-cell table:style-name="ce20" table:formula="of:=[.B9]/[.B8]" office:value-type="float" office:value="0.510204081632653" calcext:value-type="float">
            <text:p>0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6]^2/4" office:value-type="float" office:value="0.0001539380400259" calcext:value-type="float">
            <text:p>0,00015393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Área Da (m²)</text:p>
          </table:table-cell>
          <table:table-cell table:style-name="Default" table:formula="of:=PI()*[.B10]^2/4" office:value-type="float" office:value="0.00342119439975928" calcext:value-type="float">
            <text:p>0,0034211944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error Pd</text:p>
          </table:table-cell>
          <table:table-cell table:style-name="Default" office:value-type="float" office:value="-0.25" calcext:value-type="float">
            <text:p>-0,2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rror Pe</text:p>
          </table:table-cell>
          <table:table-cell table:style-name="Default" office:value-type="float" office:value="-0.24" calcext:value-type="float">
            <text:p>-0,24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Prueba</text:p>
          </table:table-cell>
          <table:table-cell table:style-name="ce10" office:value-type="string" calcext:value-type="string">
            <text:p><text:span text:style-name="T1">Pe1</text:span><text:span text:style-name="T2"> (Pa)</text:span></text:p>
          </table:table-cell>
          <table:table-cell table:style-name="ce11" office:value-type="string" calcext:value-type="string">
            <text:p>Pd0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Q (m³/s)</text:p>
          </table:table-cell>
          <table:table-cell table:style-name="ce14" office:value-type="string" calcext:value-type="string">
            <text:p>K</text:p>
          </table:table-cell>
          <table:table-cell table:style-name="ce21" office:value-type="string" calcext:value-type="string">
            <text:p>R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12" office:value-type="float" office:value="20" calcext:value-type="float">
            <text:p>20</text:p>
          </table:table-cell>
          <table:table-cell table:style-name="ce15" table:formula="of:=SQRT([.C16]*2/[.$B$2])" office:value-type="float" office:value="5.77350269189626" calcext:value-type="float">
            <text:p>5,77</text:p>
          </table:table-cell>
          <table:table-cell table:style-name="ce17" table:formula="of:=[.D16]*[.$B$8]" office:value-type="float" office:value="0.00174197290941054" calcext:value-type="float">
            <text:p>0,00174</text:p>
          </table:table-cell>
          <table:table-cell table:style-name="ce17" table:formula="of:=[.E16]/SQRT([.B16])" office:value-type="float" office:value="0.000219467957567235" calcext:value-type="float">
            <text:p>0,00022</text:p>
          </table:table-cell>
          <table:table-cell table:style-name="ce22" table:formula="of:=[.D16]*[.$B$5]/[.$B$3]" office:value-type="float" office:value="6286.70293117593" calcext:value-type="float">
            <text:p>6286,70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float" office:value="19" calcext:value-type="float">
            <text:p>19</text:p>
          </table:table-cell>
          <table:table-cell table:style-name="ce16" table:formula="of:=SQRT([.C17]*2/[.$B$2])" office:value-type="float" office:value="5.62731433871138" calcext:value-type="float">
            <text:p>5,63</text:p>
          </table:table-cell>
          <table:table-cell table:style-name="ce18" table:formula="of:=[.D17]*[.$B$8]" office:value-type="float" office:value="0.00169786517022531" calcext:value-type="float">
            <text:p>0,00170</text:p>
          </table:table-cell>
          <table:table-cell table:style-name="ce18" table:formula="of:=[.E17]/SQRT([.B17])" office:value-type="float" office:value="0.000221043217503904" calcext:value-type="float">
            <text:p>0,00022</text:p>
          </table:table-cell>
          <table:table-cell table:style-name="ce23" table:formula="of:=[.D17]*[.$B$5]/[.$B$3]" office:value-type="float" office:value="6127.52005770794" calcext:value-type="float">
            <text:p>6127,52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55" calcext:value-type="float">
            <text:p>55</text:p>
          </table:table-cell>
          <table:table-cell table:style-name="ce12" office:value-type="float" office:value="18" calcext:value-type="float">
            <text:p>18</text:p>
          </table:table-cell>
          <table:table-cell table:style-name="ce15" table:formula="of:=SQRT([.C18]*2/[.$B$2])" office:value-type="float" office:value="5.47722557505166" calcext:value-type="float">
            <text:p>5,48</text:p>
          </table:table-cell>
          <table:table-cell table:style-name="ce17" table:formula="of:=[.D18]*[.$B$8]" office:value-type="float" office:value="0.00165258060481424" calcext:value-type="float">
            <text:p>0,00165</text:p>
          </table:table-cell>
          <table:table-cell table:style-name="ce17" table:formula="of:=[.E18]/SQRT([.B18])" office:value-type="float" office:value="0.000222833923295037" calcext:value-type="float">
            <text:p>0,00022</text:p>
          </table:table-cell>
          <table:table-cell table:style-name="ce22" table:formula="of:=[.D18]*[.$B$5]/[.$B$3]" office:value-type="float" office:value="5964.09007061181" calcext:value-type="float">
            <text:p>5964,09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float" office:value="17" calcext:value-type="float">
            <text:p>17</text:p>
          </table:table-cell>
          <table:table-cell table:style-name="ce16" table:formula="of:=SQRT([.C19]*2/[.$B$2])" office:value-type="float" office:value="5.32290647422377" calcext:value-type="float">
            <text:p>5,32</text:p>
          </table:table-cell>
          <table:table-cell table:style-name="ce18" table:formula="of:=[.D19]*[.$B$8]" office:value-type="float" office:value="0.00160601966817103" calcext:value-type="float">
            <text:p>0,00161</text:p>
          </table:table-cell>
          <table:table-cell table:style-name="ce18" table:formula="of:=[.E19]/SQRT([.B19])" office:value-type="float" office:value="0.000224887735589717" calcext:value-type="float">
            <text:p>0,00022</text:p>
          </table:table-cell>
          <table:table-cell table:style-name="ce23" table:formula="of:=[.D19]*[.$B$5]/[.$B$3]" office:value-type="float" office:value="5796.053716377" calcext:value-type="float">
            <text:p>5796,05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QRT([.C20]*2/[.$B$2])" office:value-type="float" office:value="5.16397779494322" calcext:value-type="float">
            <text:p>5,16</text:p>
          </table:table-cell>
          <table:table-cell table:style-name="ce17" table:formula="of:=[.D20]*[.$B$8]" office:value-type="float" office:value="0.00155806793616202" calcext:value-type="float">
            <text:p>0,00156</text:p>
          </table:table-cell>
          <table:table-cell table:style-name="ce17" table:formula="of:=[.E20]/SQRT([.B20])" office:value-type="float" office:value="0.000227267566261416" calcext:value-type="float">
            <text:p>0,00023</text:p>
          </table:table-cell>
          <table:table-cell table:style-name="ce22" table:formula="of:=[.D20]*[.$B$5]/[.$B$3]" office:value-type="float" office:value="5622.99804338262" calcext:value-type="float">
            <text:p>5623,00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45" calcext:value-type="float">
            <text:p>45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SQRT([.C21]*2/[.$B$2])" office:value-type="float" office:value="5" calcext:value-type="float">
            <text:p>5</text:p>
          </table:table-cell>
          <table:table-cell table:style-name="ce18" table:formula="of:=[.D21]*[.$B$8]" office:value-type="float" office:value="0.00150859279225382" calcext:value-type="float">
            <text:p>0,00151</text:p>
          </table:table-cell>
          <table:table-cell table:style-name="ce18" table:formula="of:=[.E21]/SQRT([.B21])" office:value-type="float" office:value="0.000224887735589717" calcext:value-type="float">
            <text:p>0,00022</text:p>
          </table:table-cell>
          <table:table-cell table:style-name="ce23" table:formula="of:=[.D21]*[.$B$5]/[.$B$3]" office:value-type="float" office:value="5444.44444444444" calcext:value-type="float">
            <text:p>5444,44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1.7" calcext:value-type="float">
            <text:p>41,7</text:p>
          </table:table-cell>
          <table:table-cell table:style-name="ce12" office:value-type="float" office:value="14" calcext:value-type="float">
            <text:p>14</text:p>
          </table:table-cell>
          <table:table-cell table:style-name="ce15" table:formula="of:=SQRT([.C22]*2/[.$B$2])" office:value-type="float" office:value="4.83045891539648" calcext:value-type="float">
            <text:p>4,83</text:p>
          </table:table-cell>
          <table:table-cell table:style-name="ce17" table:formula="of:=[.D22]*[.$B$8]" office:value-type="float" office:value="0.00145743910060907" calcext:value-type="float">
            <text:p>0,00146</text:p>
          </table:table-cell>
          <table:table-cell table:style-name="ce17" table:formula="of:=[.E22]/SQRT([.B22])" office:value-type="float" office:value="0.000225695234545399" calcext:value-type="float">
            <text:p>0,00023</text:p>
          </table:table-cell>
          <table:table-cell table:style-name="ce22" table:formula="of:=[.D22]*[.$B$5]/[.$B$3]" office:value-type="float" office:value="5259.8330412095" calcext:value-type="float">
            <text:p>5259,83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38.7" calcext:value-type="float">
            <text:p>38,7</text:p>
          </table:table-cell>
          <table:table-cell table:style-name="ce13" office:value-type="float" office:value="13" calcext:value-type="float">
            <text:p>13</text:p>
          </table:table-cell>
          <table:table-cell table:style-name="ce16" table:formula="of:=SQRT([.C23]*2/[.$B$2])" office:value-type="float" office:value="4.65474668125631" calcext:value-type="float">
            <text:p>4,65</text:p>
          </table:table-cell>
          <table:table-cell table:style-name="ce18" table:formula="of:=[.D23]*[.$B$8]" office:value-type="float" office:value="0.00140442345862213" calcext:value-type="float">
            <text:p>0,00140</text:p>
          </table:table-cell>
          <table:table-cell table:style-name="ce18" table:formula="of:=[.E23]/SQRT([.B23])" office:value-type="float" office:value="0.000225757710736089" calcext:value-type="float">
            <text:p>0,00023</text:p>
          </table:table-cell>
          <table:table-cell table:style-name="ce23" table:formula="of:=[.D23]*[.$B$5]/[.$B$3]" office:value-type="float" office:value="5068.50194181243" calcext:value-type="float">
            <text:p>5068,5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float" office:value="12" calcext:value-type="float">
            <text:p>12</text:p>
          </table:table-cell>
          <table:table-cell table:style-name="ce15" table:formula="of:=SQRT([.C24]*2/[.$B$2])" office:value-type="float" office:value="4.47213595499958" calcext:value-type="float">
            <text:p>4,47</text:p>
          </table:table-cell>
          <table:table-cell table:style-name="ce17" table:formula="of:=[.D24]*[.$B$8]" office:value-type="float" office:value="0.0013493264135383" calcext:value-type="float">
            <text:p>0,00135</text:p>
          </table:table-cell>
          <table:table-cell table:style-name="ce17" table:formula="of:=[.E24]/SQRT([.B24])" office:value-type="float" office:value="0.000231407570817235" calcext:value-type="float">
            <text:p>0,00023</text:p>
          </table:table-cell>
          <table:table-cell table:style-name="ce22" table:formula="of:=[.D24]*[.$B$5]/[.$B$3]" office:value-type="float" office:value="4869.65915099954" calcext:value-type="float">
            <text:p>4869,66</text:p>
          </table:table-cell>
        </table:table-row>
      </table:table>
      <table:table table:name="d=15,5" table:style-name="ta1">
        <table:shapes>
          <draw:frame draw:z-index="0" draw:style-name="gr1" draw:text-style-name="P1" svg:width="142.35mm" svg:height="86.48mm" svg:x="3.75mm" svg:y="119.15mm">
            <loext:p draw:notify-on-update-of-ranges="'d=15,5'.G16:'d=15,5'.G24 'd=15,5'.E7:'d=15,5'.E7 'd=15,5'.F16:'d=15,5'.F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3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ν aire (N·s/m²)</text:p>
          </table:table-cell>
          <table:table-cell table:style-name="ce9" office:value-type="float" office:value="0.000018" calcext:value-type="float">
            <text:p>1,8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55" calcext:value-type="float">
            <text:p>0,015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790816326530612" calcext:value-type="float">
            <text:p>0,7908163265</text:p>
          </table:table-cell>
          <table:table-cell/>
          <table:table-cell table:style-name="ce5" office:value-type="string" calcext:value-type="string">
            <text:p>m=A2/A1</text:p>
          </table:table-cell>
          <table:table-cell table:style-name="ce20" table:formula="of:=[.B9]/[.B8]" office:value-type="float" office:value="0.625390462307372" calcext:value-type="float">
            <text:p>0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6]^2/4" office:value-type="float" office:value="0.000188691908756237" calcext:value-type="float">
            <text:p>0,0001886919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Área Da (m²)</text:p>
          </table:table-cell>
          <table:table-cell table:style-name="Default" table:formula="of:=PI()*[.B10]^2/4" office:value-type="float" office:value="0.00342119439975928" calcext:value-type="float">
            <text:p>0,0034211944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error Pd</text:p>
          </table:table-cell>
          <table:table-cell table:style-name="Default" office:value-type="float" office:value="-0.25" calcext:value-type="float">
            <text:p>-0,2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rror Pe</text:p>
          </table:table-cell>
          <table:table-cell table:style-name="ce25" office:value-type="float" office:value="-0.25" calcext:value-type="float">
            <text:p>-0,2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Prueba</text:p>
          </table:table-cell>
          <table:table-cell table:style-name="ce10" office:value-type="string" calcext:value-type="string">
            <text:p><text:span text:style-name="T1">Pe1</text:span><text:span text:style-name="T2"> (Pa)</text:span></text:p>
          </table:table-cell>
          <table:table-cell table:style-name="ce11" office:value-type="string" calcext:value-type="string">
            <text:p>Pd0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Q (m³/s)</text:p>
          </table:table-cell>
          <table:table-cell table:style-name="ce14" office:value-type="string" calcext:value-type="string">
            <text:p>K</text:p>
          </table:table-cell>
          <table:table-cell table:style-name="ce21" office:value-type="string" calcext:value-type="string">
            <text:p>R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12" office:value-type="float" office:value="25" calcext:value-type="float">
            <text:p>25</text:p>
          </table:table-cell>
          <table:table-cell table:style-name="ce15" table:formula="of:=SQRT([.C16]*2/[.$B$2])" office:value-type="float" office:value="6.45497224367903" calcext:value-type="float">
            <text:p>6,45</text:p>
          </table:table-cell>
          <table:table-cell table:style-name="ce17" table:formula="of:=[.D16]*[.$B$8]" office:value-type="float" office:value="0.00194758492020253" calcext:value-type="float">
            <text:p>0,00195</text:p>
          </table:table-cell>
          <table:table-cell table:style-name="ce26" table:formula="of:=[.E16]/SQRT([.B16])" office:value-type="float" office:value="0.000320180988572481" calcext:value-type="float">
            <text:p>0,000320</text:p>
          </table:table-cell>
          <table:table-cell table:style-name="ce22" table:formula="of:=[.D16]*[.$B$5]/[.$B$3]" office:value-type="float" office:value="7028.74755422828" calcext:value-type="float">
            <text:p>7028,7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36.6" calcext:value-type="float">
            <text:p>36,6</text:p>
          </table:table-cell>
          <table:table-cell table:style-name="ce13" office:value-type="float" office:value="24" calcext:value-type="float">
            <text:p>24</text:p>
          </table:table-cell>
          <table:table-cell table:style-name="ce16" table:formula="of:=SQRT([.C17]*2/[.$B$2])" office:value-type="float" office:value="6.32455532033676" calcext:value-type="float">
            <text:p>6,32</text:p>
          </table:table-cell>
          <table:table-cell table:style-name="ce18" table:formula="of:=[.D17]*[.$B$8]" office:value-type="float" office:value="0.00190823571409412" calcext:value-type="float">
            <text:p>0,00191</text:p>
          </table:table-cell>
          <table:table-cell table:style-name="ce27" table:formula="of:=[.E17]/SQRT([.B17])" office:value-type="float" office:value="0.00031542163387868" calcext:value-type="float">
            <text:p>0,000315</text:p>
          </table:table-cell>
          <table:table-cell table:style-name="ce23" table:formula="of:=[.D17]*[.$B$5]/[.$B$3]" office:value-type="float" office:value="6886.7380154778" calcext:value-type="float">
            <text:p>6886,74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34.6" calcext:value-type="float">
            <text:p>34,6</text:p>
          </table:table-cell>
          <table:table-cell table:style-name="ce12" office:value-type="float" office:value="23" calcext:value-type="float">
            <text:p>23</text:p>
          </table:table-cell>
          <table:table-cell table:style-name="ce15" table:formula="of:=SQRT([.C18]*2/[.$B$2])" office:value-type="float" office:value="6.1913918736689" calcext:value-type="float">
            <text:p>6,19</text:p>
          </table:table-cell>
          <table:table-cell table:style-name="ce17" table:formula="of:=[.D18]*[.$B$8]" office:value-type="float" office:value="0.00186805783092715" calcext:value-type="float">
            <text:p>0,00187</text:p>
          </table:table-cell>
          <table:table-cell table:style-name="ce26" table:formula="of:=[.E18]/SQRT([.B18])" office:value-type="float" office:value="0.000317579358781295" calcext:value-type="float">
            <text:p>0,000318</text:p>
          </table:table-cell>
          <table:table-cell table:style-name="ce22" table:formula="of:=[.D18]*[.$B$5]/[.$B$3]" office:value-type="float" office:value="6741.73781799503" calcext:value-type="float">
            <text:p>6741,74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3.2" calcext:value-type="float">
            <text:p>33,2</text:p>
          </table:table-cell>
          <table:table-cell table:style-name="ce13" office:value-type="float" office:value="22" calcext:value-type="float">
            <text:p>22</text:p>
          </table:table-cell>
          <table:table-cell table:style-name="ce16" table:formula="of:=SQRT([.C19]*2/[.$B$2])" office:value-type="float" office:value="6.05530070819498" calcext:value-type="float">
            <text:p>6,06</text:p>
          </table:table-cell>
          <table:table-cell table:style-name="ce18" table:formula="of:=[.D19]*[.$B$8]" office:value-type="float" office:value="0.00182699660066248" calcext:value-type="float">
            <text:p>0,00183</text:p>
          </table:table-cell>
          <table:table-cell table:style-name="ce27" table:formula="of:=[.E19]/SQRT([.B19])" office:value-type="float" office:value="0.00031707988896952" calcext:value-type="float">
            <text:p>0,000317</text:p>
          </table:table-cell>
          <table:table-cell table:style-name="ce23" table:formula="of:=[.D19]*[.$B$5]/[.$B$3]" office:value-type="float" office:value="6593.54966003454" calcext:value-type="float">
            <text:p>6593,55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31.6" calcext:value-type="float">
            <text:p>31,6</text:p>
          </table:table-cell>
          <table:table-cell table:style-name="ce12" office:value-type="float" office:value="21" calcext:value-type="float">
            <text:p>21</text:p>
          </table:table-cell>
          <table:table-cell table:style-name="ce15" table:formula="of:=SQRT([.C20]*2/[.$B$2])" office:value-type="float" office:value="5.91607978309962" calcext:value-type="float">
            <text:p>5,92</text:p>
          </table:table-cell>
          <table:table-cell table:style-name="ce17" table:formula="of:=[.D20]*[.$B$8]" office:value-type="float" office:value="0.00178499106383652" calcext:value-type="float">
            <text:p>0,00178</text:p>
          </table:table-cell>
          <table:table-cell table:style-name="ce26" table:formula="of:=[.E20]/SQRT([.B20])" office:value-type="float" office:value="0.000317535660210908" calcext:value-type="float">
            <text:p>0,000318</text:p>
          </table:table-cell>
          <table:table-cell table:style-name="ce22" table:formula="of:=[.D20]*[.$B$5]/[.$B$3]" office:value-type="float" office:value="6441.95354159736" calcext:value-type="float">
            <text:p>6441,95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28.8" calcext:value-type="float">
            <text:p>28,8</text:p>
          </table:table-cell>
          <table:table-cell table:style-name="ce13" office:value-type="float" office:value="20" calcext:value-type="float">
            <text:p>20</text:p>
          </table:table-cell>
          <table:table-cell table:style-name="ce16" table:formula="of:=SQRT([.C21]*2/[.$B$2])" office:value-type="float" office:value="5.77350269189626" calcext:value-type="float">
            <text:p>5,77</text:p>
          </table:table-cell>
          <table:table-cell table:style-name="ce18" table:formula="of:=[.D21]*[.$B$8]" office:value-type="float" office:value="0.00174197290941054" calcext:value-type="float">
            <text:p>0,00174</text:p>
          </table:table-cell>
          <table:table-cell table:style-name="ce27" table:formula="of:=[.E21]/SQRT([.B21])" office:value-type="float" office:value="0.000324597486700421" calcext:value-type="float">
            <text:p>0,000325</text:p>
          </table:table-cell>
          <table:table-cell table:style-name="ce23" table:formula="of:=[.D21]*[.$B$5]/[.$B$3]" office:value-type="float" office:value="6286.70293117593" calcext:value-type="float">
            <text:p>6286,70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27.3" calcext:value-type="float">
            <text:p>27,3</text:p>
          </table:table-cell>
          <table:table-cell table:style-name="ce12" office:value-type="float" office:value="19" calcext:value-type="float">
            <text:p>19</text:p>
          </table:table-cell>
          <table:table-cell table:style-name="ce15" table:formula="of:=SQRT([.C22]*2/[.$B$2])" office:value-type="float" office:value="5.62731433871138" calcext:value-type="float">
            <text:p>5,63</text:p>
          </table:table-cell>
          <table:table-cell table:style-name="ce17" table:formula="of:=[.D22]*[.$B$8]" office:value-type="float" office:value="0.00169786517022531" calcext:value-type="float">
            <text:p>0,00170</text:p>
          </table:table-cell>
          <table:table-cell table:style-name="ce26" table:formula="of:=[.E22]/SQRT([.B22])" office:value-type="float" office:value="0.00032495399146103" calcext:value-type="float">
            <text:p>0,000325</text:p>
          </table:table-cell>
          <table:table-cell table:style-name="ce22" table:formula="of:=[.D22]*[.$B$5]/[.$B$3]" office:value-type="float" office:value="6127.52005770794" calcext:value-type="float">
            <text:p>6127,52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26.3" calcext:value-type="float">
            <text:p>26,3</text:p>
          </table:table-cell>
          <table:table-cell table:style-name="ce13" office:value-type="float" office:value="18" calcext:value-type="float">
            <text:p>18</text:p>
          </table:table-cell>
          <table:table-cell table:style-name="ce16" table:formula="of:=SQRT([.C23]*2/[.$B$2])" office:value-type="float" office:value="5.47722557505166" calcext:value-type="float">
            <text:p>5,48</text:p>
          </table:table-cell>
          <table:table-cell table:style-name="ce18" table:formula="of:=[.D23]*[.$B$8]" office:value-type="float" office:value="0.00165258060481424" calcext:value-type="float">
            <text:p>0,00165</text:p>
          </table:table-cell>
          <table:table-cell table:style-name="ce27" table:formula="of:=[.E23]/SQRT([.B23])" office:value-type="float" office:value="0.000322243953558286" calcext:value-type="float">
            <text:p>0,000322</text:p>
          </table:table-cell>
          <table:table-cell table:style-name="ce23" table:formula="of:=[.D23]*[.$B$5]/[.$B$3]" office:value-type="float" office:value="5964.09007061181" calcext:value-type="float">
            <text:p>5964,09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24.5" calcext:value-type="float">
            <text:p>24,5</text:p>
          </table:table-cell>
          <table:table-cell table:style-name="ce12" office:value-type="float" office:value="17" calcext:value-type="float">
            <text:p>17</text:p>
          </table:table-cell>
          <table:table-cell table:style-name="ce15" table:formula="of:=SQRT([.C24]*2/[.$B$2])" office:value-type="float" office:value="5.32290647422377" calcext:value-type="float">
            <text:p>5,32</text:p>
          </table:table-cell>
          <table:table-cell table:style-name="ce17" table:formula="of:=[.D24]*[.$B$8]" office:value-type="float" office:value="0.00160601966817103" calcext:value-type="float">
            <text:p>0,00161</text:p>
          </table:table-cell>
          <table:table-cell table:style-name="ce26" table:formula="of:=[.E24]/SQRT([.B24])" office:value-type="float" office:value="0.000324464970880773" calcext:value-type="float">
            <text:p>0,000324</text:p>
          </table:table-cell>
          <table:table-cell table:style-name="ce22" table:formula="of:=[.D24]*[.$B$5]/[.$B$3]" office:value-type="float" office:value="5796.053716377" calcext:value-type="float">
            <text:p>5796,05</text:p>
          </table:table-cell>
        </table:table-row>
      </table:table>
      <table:table table:name="d=16" table:style-name="ta1">
        <table:shapes>
          <draw:frame draw:z-index="0" draw:style-name="gr1" draw:text-style-name="P1" svg:width="155.01mm" svg:height="86.68mm" svg:x="0mm" svg:y="140.98mm">
            <loext:p draw:notify-on-update-of-ranges="'d=16'.G16:'d=16'.G27 'd=16'.F7:'d=16'.F7 'd=16'.F16:'d=16'.F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ρ aire (kg/m³)</text:p>
          </table:table-cell>
          <table:table-cell office:value-type="float" office:value="1.2" calcext:value-type="float">
            <text:p>1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ν aire (N·s/m²)</text:p>
          </table:table-cell>
          <table:table-cell table:style-name="ce9" office:value-type="float" office:value="0.000018" calcext:value-type="float">
            <text:p>1,80E-05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gravedad (m/s²)</text:p>
          </table:table-cell>
          <table:table-cell office:value-type="float" office:value="9.81" calcext:value-type="float">
            <text:p>9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96" calcext:value-type="float">
            <text:p>0,0196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d (m)</text:p>
          </table:table-cell>
          <table:table-cell office:value-type="float" office:value="0.016" calcext:value-type="float">
            <text:p>0,01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β=d/D</text:p>
          </table:table-cell>
          <table:table-cell table:formula="of:=[.B6]/[.B5]" office:value-type="float" office:value="0.816326530612245" calcext:value-type="float">
            <text:p>0,8163265306</text:p>
          </table:table-cell>
          <table:table-cell table:number-columns-repeated="2"/>
          <table:table-cell table:style-name="ce5" office:value-type="string" calcext:value-type="string">
            <text:p>m=A2/A1</text:p>
          </table:table-cell>
          <table:table-cell table:style-name="ce20" table:formula="of:=[.B9]/[.B8]" office:value-type="float" office:value="0.666389004581424" calcext:value-type="float">
            <text:p>0,67</text:p>
          </table:table-cell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5]^2/4" office:value-type="float" office:value="0.000301718558450764" calcext:value-type="float">
            <text:p>0,0003017186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Área d (m²)</text:p>
          </table:table-cell>
          <table:table-cell table:formula="of:=PI()*[.B6]^2/4" office:value-type="float" office:value="0.000201061929829747" calcext:value-type="float">
            <text:p>0,0002010619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5" office:value-type="string" calcext:value-type="string">
            <text:p>Da (m)</text:p>
          </table:table-cell>
          <table:table-cell table:style-name="Default" office:value-type="float" office:value="0.066" calcext:value-type="float">
            <text:p>0,066</text:p>
          </table:table-cell>
          <table:table-cell table:style-name="Default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Área Da (m²)</text:p>
          </table:table-cell>
          <table:table-cell table:formula="of:=PI()*[.B10]^2/4" office:value-type="float" office:value="0.00342119439975928" calcext:value-type="float">
            <text:p>0,003421194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error Pd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error Pe</text:p>
          </table:table-cell>
          <table:table-cell table:style-name="Default" office:value-type="float" office:value="-0.22" calcext:value-type="float">
            <text:p>-0,22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Prueba</text:p>
          </table:table-cell>
          <table:table-cell table:style-name="ce10" office:value-type="string" calcext:value-type="string">
            <text:p><text:span text:style-name="T1">Pe1</text:span><text:span text:style-name="T2"> (Pa)</text:span></text:p>
          </table:table-cell>
          <table:table-cell table:style-name="ce11" office:value-type="string" calcext:value-type="string">
            <text:p>Pd0</text:p>
          </table:table-cell>
          <table:table-cell table:style-name="ce14" office:value-type="string" calcext:value-type="string">
            <text:p>v (m/s)</text:p>
          </table:table-cell>
          <table:table-cell table:style-name="ce14" office:value-type="string" calcext:value-type="string">
            <text:p>Q (m³/s)</text:p>
          </table:table-cell>
          <table:table-cell table:style-name="ce14" office:value-type="string" calcext:value-type="string">
            <text:p>K</text:p>
          </table:table-cell>
          <table:table-cell table:style-name="ce21" office:value-type="string" calcext:value-type="string">
            <text:p>R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float" office:value="25" calcext:value-type="float">
            <text:p>25</text:p>
          </table:table-cell>
          <table:table-cell table:style-name="ce15" table:formula="of:=SQRT([.C16]*2/[.$B$2])" office:value-type="float" office:value="6.45497224367903" calcext:value-type="float">
            <text:p>6,45</text:p>
          </table:table-cell>
          <table:table-cell table:style-name="ce17" table:formula="of:=[.D16]*[.$B$8]" office:value-type="float" office:value="0.00194758492020253" calcext:value-type="float">
            <text:p>0,00195</text:p>
          </table:table-cell>
          <table:table-cell table:style-name="ce17" table:formula="of:=[.E16]/SQRT([.B16])" office:value-type="float" office:value="0.000329201936350853" calcext:value-type="float">
            <text:p>0,00033</text:p>
          </table:table-cell>
          <table:table-cell table:style-name="ce22" table:formula="of:=[.D16]*[.$B$5]/[.$B$3]" office:value-type="float" office:value="7028.74755422828" calcext:value-type="float">
            <text:p>7028,7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28" calcext:value-type="float">
            <text:p>28</text:p>
          </table:table-cell>
          <table:table-cell table:style-name="ce13" office:value-type="float" office:value="20" calcext:value-type="float">
            <text:p>20</text:p>
          </table:table-cell>
          <table:table-cell table:style-name="ce16" table:formula="of:=SQRT([.C17]*2/[.$B$2])" office:value-type="float" office:value="5.77350269189626" calcext:value-type="float">
            <text:p>5,77</text:p>
          </table:table-cell>
          <table:table-cell table:style-name="ce18" table:formula="of:=[.D17]*[.$B$8]" office:value-type="float" office:value="0.00174197290941054" calcext:value-type="float">
            <text:p>0,00174</text:p>
          </table:table-cell>
          <table:table-cell table:style-name="ce18" table:formula="of:=[.E17]/SQRT([.B17])" office:value-type="float" office:value="0.000329201936350853" calcext:value-type="float">
            <text:p>0,00033</text:p>
          </table:table-cell>
          <table:table-cell table:style-name="ce23" table:formula="of:=[.D17]*[.$B$5]/[.$B$3]" office:value-type="float" office:value="6286.70293117593" calcext:value-type="float">
            <text:p>6286,70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7.2" calcext:value-type="float">
            <text:p>27,2</text:p>
          </table:table-cell>
          <table:table-cell table:style-name="ce12" office:value-type="float" office:value="19.5" calcext:value-type="float">
            <text:p>19,5</text:p>
          </table:table-cell>
          <table:table-cell table:style-name="ce15" table:formula="of:=SQRT([.C18]*2/[.$B$2])" office:value-type="float" office:value="5.70087712549569" calcext:value-type="float">
            <text:p>5,70</text:p>
          </table:table-cell>
          <table:table-cell table:style-name="ce17" table:formula="of:=[.D18]*[.$B$8]" office:value-type="float" office:value="0.00172006042820949" calcext:value-type="float">
            <text:p>0,00172</text:p>
          </table:table-cell>
          <table:table-cell table:style-name="ce17" table:formula="of:=[.E18]/SQRT([.B18])" office:value-type="float" office:value="0.000329806531784624" calcext:value-type="float">
            <text:p>0,00033</text:p>
          </table:table-cell>
          <table:table-cell table:style-name="ce22" table:formula="of:=[.D18]*[.$B$5]/[.$B$3]" office:value-type="float" office:value="6207.62175887308" calcext:value-type="float">
            <text:p>6207,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6.7" calcext:value-type="float">
            <text:p>26,7</text:p>
          </table:table-cell>
          <table:table-cell table:style-name="ce13" office:value-type="float" office:value="19" calcext:value-type="float">
            <text:p>19</text:p>
          </table:table-cell>
          <table:table-cell table:style-name="ce16" table:formula="of:=SQRT([.C19]*2/[.$B$2])" office:value-type="float" office:value="5.62731433871138" calcext:value-type="float">
            <text:p>5,63</text:p>
          </table:table-cell>
          <table:table-cell table:style-name="ce18" table:formula="of:=[.D19]*[.$B$8]" office:value-type="float" office:value="0.00169786517022531" calcext:value-type="float">
            <text:p>0,00170</text:p>
          </table:table-cell>
          <table:table-cell table:style-name="ce18" table:formula="of:=[.E19]/SQRT([.B19])" office:value-type="float" office:value="0.000328584875009186" calcext:value-type="float">
            <text:p>0,00033</text:p>
          </table:table-cell>
          <table:table-cell table:style-name="ce23" table:formula="of:=[.D19]*[.$B$5]/[.$B$3]" office:value-type="float" office:value="6127.52005770794" calcext:value-type="float">
            <text:p>6127,52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5.7" calcext:value-type="float">
            <text:p>25,7</text:p>
          </table:table-cell>
          <table:table-cell table:style-name="ce12" office:value-type="float" office:value="18.5" calcext:value-type="float">
            <text:p>18,5</text:p>
          </table:table-cell>
          <table:table-cell table:style-name="ce15" table:formula="of:=SQRT([.C20]*2/[.$B$2])" office:value-type="float" office:value="5.55277708298589" calcext:value-type="float">
            <text:p>5,55</text:p>
          </table:table-cell>
          <table:table-cell table:style-name="ce17" table:formula="of:=[.D20]*[.$B$8]" office:value-type="float" office:value="0.00167537589687694" calcext:value-type="float">
            <text:p>0,00168</text:p>
          </table:table-cell>
          <table:table-cell table:style-name="ce17" table:formula="of:=[.E20]/SQRT([.B20])" office:value-type="float" office:value="0.000330480395283561" calcext:value-type="float">
            <text:p>0,00033</text:p>
          </table:table-cell>
          <table:table-cell table:style-name="ce22" table:formula="of:=[.D20]*[.$B$5]/[.$B$3]" office:value-type="float" office:value="6046.3572681402" calcext:value-type="float">
            <text:p>6046,3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24.8" calcext:value-type="float">
            <text:p>24,8</text:p>
          </table:table-cell>
          <table:table-cell table:style-name="ce13" office:value-type="float" office:value="18" calcext:value-type="float">
            <text:p>18</text:p>
          </table:table-cell>
          <table:table-cell table:style-name="ce16" table:formula="of:=SQRT([.C21]*2/[.$B$2])" office:value-type="float" office:value="5.47722557505166" calcext:value-type="float">
            <text:p>5,48</text:p>
          </table:table-cell>
          <table:table-cell table:style-name="ce18" table:formula="of:=[.D21]*[.$B$8]" office:value-type="float" office:value="0.00165258060481424" calcext:value-type="float">
            <text:p>0,00165</text:p>
          </table:table-cell>
          <table:table-cell table:style-name="ce18" table:formula="of:=[.E21]/SQRT([.B21])" office:value-type="float" office:value="0.000331846171089045" calcext:value-type="float">
            <text:p>0,00033</text:p>
          </table:table-cell>
          <table:table-cell table:style-name="ce23" table:formula="of:=[.D21]*[.$B$5]/[.$B$3]" office:value-type="float" office:value="5964.09007061181" calcext:value-type="float">
            <text:p>5964,09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17.5" calcext:value-type="float">
            <text:p>17,5</text:p>
          </table:table-cell>
          <table:table-cell table:style-name="ce15" table:formula="of:=SQRT([.C22]*2/[.$B$2])" office:value-type="float" office:value="5.40061724867322" calcext:value-type="float">
            <text:p>5,40</text:p>
          </table:table-cell>
          <table:table-cell table:style-name="ce17" table:formula="of:=[.D22]*[.$B$8]" office:value-type="float" office:value="0.00162946645101401" calcext:value-type="float">
            <text:p>0,00163</text:p>
          </table:table-cell>
          <table:table-cell table:style-name="ce17" table:formula="of:=[.E22]/SQRT([.B22])" office:value-type="float" office:value="0.000332613446497344" calcext:value-type="float">
            <text:p>0,00033</text:p>
          </table:table-cell>
          <table:table-cell table:style-name="ce22" table:formula="of:=[.D22]*[.$B$5]/[.$B$3]" office:value-type="float" office:value="5880.67211522195" calcext:value-type="float">
            <text:p>5880,67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23.3" calcext:value-type="float">
            <text:p>23,3</text:p>
          </table:table-cell>
          <table:table-cell table:style-name="ce13" office:value-type="float" office:value="17" calcext:value-type="float">
            <text:p>17</text:p>
          </table:table-cell>
          <table:table-cell table:style-name="ce16" table:formula="of:=SQRT([.C23]*2/[.$B$2])" office:value-type="float" office:value="5.32290647422377" calcext:value-type="float">
            <text:p>5,32</text:p>
          </table:table-cell>
          <table:table-cell table:style-name="ce18" table:formula="of:=[.D23]*[.$B$8]" office:value-type="float" office:value="0.00160601966817103" calcext:value-type="float">
            <text:p>0,00161</text:p>
          </table:table-cell>
          <table:table-cell table:style-name="ce18" table:formula="of:=[.E23]/SQRT([.B23])" office:value-type="float" office:value="0.000332715396981424" calcext:value-type="float">
            <text:p>0,00033</text:p>
          </table:table-cell>
          <table:table-cell table:style-name="ce23" table:formula="of:=[.D23]*[.$B$5]/[.$B$3]" office:value-type="float" office:value="5796.053716377" calcext:value-type="float">
            <text:p>5796,05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21.7" calcext:value-type="float">
            <text:p>21,7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QRT([.C24]*2/[.$B$2])" office:value-type="float" office:value="5.16397779494322" calcext:value-type="float">
            <text:p>5,16</text:p>
          </table:table-cell>
          <table:table-cell table:style-name="ce17" table:formula="of:=[.D24]*[.$B$8]" office:value-type="float" office:value="0.00155806793616202" calcext:value-type="float">
            <text:p>0,00156</text:p>
          </table:table-cell>
          <table:table-cell table:style-name="ce17" table:formula="of:=[.E24]/SQRT([.B24])" office:value-type="float" office:value="0.000334469501802136" calcext:value-type="float">
            <text:p>0,00033</text:p>
          </table:table-cell>
          <table:table-cell table:style-name="ce22" table:formula="of:=[.D24]*[.$B$5]/[.$B$3]" office:value-type="float" office:value="5622.99804338262" calcext:value-type="float">
            <text:p>5623,0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.3" calcext:value-type="float">
            <text:p>20,3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SQRT([.C25]*2/[.$B$2])" office:value-type="float" office:value="5" calcext:value-type="float">
            <text:p>5</text:p>
          </table:table-cell>
          <table:table-cell table:style-name="ce18" table:formula="of:=[.D25]*[.$B$8]" office:value-type="float" office:value="0.00150859279225382" calcext:value-type="float">
            <text:p>0,00151</text:p>
          </table:table-cell>
          <table:table-cell table:style-name="ce18" table:formula="of:=[.E25]/SQRT([.B25])" office:value-type="float" office:value="0.000334829727541222" calcext:value-type="float">
            <text:p>0,00033</text:p>
          </table:table-cell>
          <table:table-cell table:style-name="ce23" table:formula="of:=[.D25]*[.$B$5]/[.$B$3]" office:value-type="float" office:value="5444.44444444444" calcext:value-type="float">
            <text:p>5444,44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.7" calcext:value-type="float">
            <text:p>18,7</text:p>
          </table:table-cell>
          <table:table-cell table:style-name="ce7" office:value-type="float" office:value="14" calcext:value-type="float">
            <text:p>14</text:p>
          </table:table-cell>
          <table:table-cell table:style-name="ce15" table:formula="of:=SQRT([.C26]*2/[.$B$2])" office:value-type="float" office:value="4.83045891539648" calcext:value-type="float">
            <text:p>4,83</text:p>
          </table:table-cell>
          <table:table-cell table:style-name="ce17" table:formula="of:=[.D26]*[.$B$8]" office:value-type="float" office:value="0.00145743910060907" calcext:value-type="float">
            <text:p>0,00146</text:p>
          </table:table-cell>
          <table:table-cell table:style-name="ce17" table:formula="of:=[.E26]/SQRT([.B26])" office:value-type="float" office:value="0.000337030817231687" calcext:value-type="float">
            <text:p>0,00034</text:p>
          </table:table-cell>
          <table:table-cell table:style-name="ce22" table:formula="of:=[.D26]*[.$B$5]/[.$B$3]" office:value-type="float" office:value="5259.8330412095" calcext:value-type="float">
            <text:p>5259,83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.4" calcext:value-type="float">
            <text:p>17,4</text:p>
          </table:table-cell>
          <table:table-cell table:style-name="ce8" office:value-type="float" office:value="13" calcext:value-type="float">
            <text:p>13</text:p>
          </table:table-cell>
          <table:table-cell table:style-name="ce16" table:formula="of:=SQRT([.C27]*2/[.$B$2])" office:value-type="float" office:value="4.65474668125631" calcext:value-type="float">
            <text:p>4,65</text:p>
          </table:table-cell>
          <table:table-cell table:style-name="ce18" table:formula="of:=[.D27]*[.$B$8]" office:value-type="float" office:value="0.00140442345862213" calcext:value-type="float">
            <text:p>0,00140</text:p>
          </table:table-cell>
          <table:table-cell table:style-name="ce18" table:formula="of:=[.E27]/SQRT([.B27])" office:value-type="float" office:value="0.000336684754077245" calcext:value-type="float">
            <text:p>0,00034</text:p>
          </table:table-cell>
          <table:table-cell table:style-name="ce23" table:formula="of:=[.D27]*[.$B$5]/[.$B$3]" office:value-type="float" office:value="5068.50194181243" calcext:value-type="float">
            <text:p>5068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5" loext:min-decimal-places="5"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6" loext:min-decimal-places="6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3:40:38.81621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7:35.010121938</meta:creation-date>
    <dc:date>2018-06-24T13:50:13.002626091</dc:date>
    <meta:editing-duration>PT16H42M52S</meta:editing-duration>
    <meta:editing-cycles>35</meta:editing-cycles>
    <meta:generator>LibreOffice/5.1.6.2.0$Linux_X86_64 LibreOffice_project/10$Build-2</meta:generator>
    <meta:document-statistic meta:table-count="5" meta:cell-count="5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02cm" svg:height="8.669cm" xlink:href=".." xlink:type="simple" chart:class="chart:scatter" chart:style-name="ch1">
        <chart:title svg:x="1.979cm" svg:y="0.309cm" chart:style-name="ch2">
          <text:p>Coeficiente de caudal de los diafragmas en función de Re</text:p>
        </chart:title>
        <chart:legend chart:legend-position="end" svg:x="13.497cm" svg:y="3.288cm" style:legend-expansion="high" chart:style-name="ch3"/>
        <chart:plot-area chart:style-name="ch4" table:cell-range-address="'d=13'.F16:'d=13'.G25 'd=13'.F7:'d=13'.F7 'd=14'.E7:'d=14'.E7 'd=14'.F16:'d=14'.F24 'd=15,5'.E7:'d=15,5'.E7 'd=15,5'.F16:'d=15,5'.F24 'd=16'.F7:'d=16'.F7 'd=16'.F16:'d=16'.F27" chart:data-source-has-labels="row" svg:x="1.321cm" svg:y="1.261cm" svg:width="11.866cm" svg:height="6.254cm">
          <chartooo:coordinate-region svg:x="3.054cm" svg:y="1.46cm" svg:width="10.019cm" svg:height="5.054cm"/>
          <chart:axis chart:dimension="x" chart:name="primary-x" chart:style-name="ch5">
            <chart:title svg:x="6.985cm" svg:y="7.688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551cm" chart:style-name="ch9">
              <text:p>K</text:p>
            </chart:title>
            <chart:grid chart:style-name="ch7" chart:class="major"/>
          </chart:axis>
          <chart:series chart:style-name="ch10" chart:values-cell-range-address="'d=13'.F16:'d=13'.F25" chart:label-cell-address="'d=13'.F7:'d=13'.F7" chart:class="chart:scatter">
            <chart:domain table:cell-range-address="'d=13'.G16:'d=13'.G25"/>
            <chart:data-point chart:repeated="10"/>
          </chart:series>
          <chart:series chart:style-name="ch11" chart:values-cell-range-address="'d=14'.F16:'d=14'.F24" chart:label-cell-address="'d=14'.E7:'d=14'.E7" chart:class="chart:scatter">
            <chart:domain table:cell-range-address="'d=14'.G16:'d=14'.G24"/>
            <chart:data-point chart:repeated="9"/>
          </chart:series>
          <chart:series chart:style-name="ch12" chart:values-cell-range-address="'d=15,5'.F16:'d=15,5'.F24" chart:label-cell-address="'d=15,5'.E7:'d=15,5'.E7" chart:class="chart:scatter">
            <chart:domain table:cell-range-address="'d=15,5'.G16:'d=15,5'.G24"/>
            <chart:data-point chart:repeated="9"/>
          </chart:series>
          <chart:series chart:style-name="ch13" chart:values-cell-range-address="'d=16'.F16:'d=16'.F27" chart:label-cell-address="'d=16'.F7:'d=16'.F7" chart:class="chart:scatter">
            <chart:domain table:cell-range-address="'d=16'.G16:'d=16'.G27"/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,44</text:p>
                <draw:g>
                  <svg:desc>'d=13'.F7:'d=13'.F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,51</text:p>
                <draw:g>
                  <svg:desc>'d=14'.E7:'d=14'.E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,63</text:p>
                <draw:g>
                  <svg:desc>'d=15,5'.E7:'d=15,5'.E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,67</text:p>
                <draw:g>
                  <svg:desc>'d=16'.F7:'d=16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97.13237371153">
                <text:p>5997.13237371153</text:p>
                <draw:g>
                  <svg:desc>'d=13'.G16:'d=13'.G25</svg:desc>
                </draw:g>
              </table:table-cell>
              <table:table-cell office:value-type="float" office:value="0.000175162380270404">
                <text:p>0.000175162380270404</text:p>
                <draw:g>
                  <svg:desc>'d=13'.F16:'d=13'.F25</svg:desc>
                </draw:g>
              </table:table-cell>
              <table:table-cell office:value-type="float" office:value="6286.70293117593">
                <text:p>6286.70293117593</text:p>
                <draw:g>
                  <svg:desc>'d=14'.G16:'d=14'.G24</svg:desc>
                </draw:g>
              </table:table-cell>
              <table:table-cell office:value-type="float" office:value="0.000219467957567235">
                <text:p>0.000219467957567235</text:p>
                <draw:g>
                  <svg:desc>'d=14'.F16:'d=14'.F24</svg:desc>
                </draw:g>
              </table:table-cell>
              <table:table-cell office:value-type="float" office:value="7028.74755422828">
                <text:p>7028.74755422828</text:p>
                <draw:g>
                  <svg:desc>'d=15,5'.G16:'d=15,5'.G24</svg:desc>
                </draw:g>
              </table:table-cell>
              <table:table-cell office:value-type="float" office:value="0.000320180988572481">
                <text:p>0.000320180988572481</text:p>
                <draw:g>
                  <svg:desc>'d=15,5'.F16:'d=15,5'.F24</svg:desc>
                </draw:g>
              </table:table-cell>
              <table:table-cell office:value-type="float" office:value="7028.74755422828">
                <text:p>7028.74755422828</text:p>
                <draw:g>
                  <svg:desc>'d=16'.G16:'d=16'.G27</svg:desc>
                </draw:g>
              </table:table-cell>
              <table:table-cell office:value-type="float" office:value="0.000329201936350853">
                <text:p>0.000329201936350853</text:p>
                <draw:g>
                  <svg:desc>'d=16'.F16:'d=16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2.85162908554">
                <text:p>5692.85162908554</text:p>
              </table:table-cell>
              <table:table-cell office:value-type="float" office:value="0.000176361315416625">
                <text:p>0.000176361315416625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221043217503904">
                <text:p>0.000221043217503904</text:p>
              </table:table-cell>
              <table:table-cell office:value-type="float" office:value="6886.7380154778">
                <text:p>6886.7380154778</text:p>
              </table:table-cell>
              <table:table-cell office:value-type="float" office:value="0.00031542163387868">
                <text:p>0.00031542163387868</text:p>
              </table:table-cell>
              <table:table-cell office:value-type="float" office:value="6286.70293117593">
                <text:p>6286.70293117593</text:p>
              </table:table-cell>
              <table:table-cell office:value-type="float" office:value="0.000329201936350853">
                <text:p>0.000329201936350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2.93465913984">
                <text:p>5352.93465913984</text:p>
              </table:table-cell>
              <table:table-cell office:value-type="float" office:value="0.000177280668207715">
                <text:p>0.000177280668207715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222833923295037">
                <text:p>0.000222833923295037</text:p>
              </table:table-cell>
              <table:table-cell office:value-type="float" office:value="6741.73781799503">
                <text:p>6741.73781799503</text:p>
              </table:table-cell>
              <table:table-cell office:value-type="float" office:value="0.000317579358781295">
                <text:p>0.000317579358781295</text:p>
              </table:table-cell>
              <table:table-cell office:value-type="float" office:value="6207.62175887308">
                <text:p>6207.62175887308</text:p>
              </table:table-cell>
              <table:table-cell office:value-type="float" office:value="0.000329806531784624">
                <text:p>0.000329806531784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9.91575672969">
                <text:p>4989.91575672969</text:p>
              </table:table-cell>
              <table:table-cell office:value-type="float" office:value="0.000178499106383652">
                <text:p>0.000178499106383652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224887735589717">
                <text:p>0.000224887735589717</text:p>
              </table:table-cell>
              <table:table-cell office:value-type="float" office:value="6593.54966003454">
                <text:p>6593.54966003454</text:p>
              </table:table-cell>
              <table:table-cell office:value-type="float" office:value="0.00031707988896952">
                <text:p>0.00031707988896952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328584875009186">
                <text:p>0.000328584875009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8.32676671612">
                <text:p>4598.32676671612</text:p>
              </table:table-cell>
              <table:table-cell office:value-type="float" office:value="0.000180191078866814">
                <text:p>0.000180191078866814</text:p>
              </table:table-cell>
              <table:table-cell office:value-type="float" office:value="5622.99804338262">
                <text:p>5622.99804338262</text:p>
              </table:table-cell>
              <table:table-cell office:value-type="float" office:value="0.000227267566261416">
                <text:p>0.000227267566261416</text:p>
              </table:table-cell>
              <table:table-cell office:value-type="float" office:value="6441.95354159736">
                <text:p>6441.95354159736</text:p>
              </table:table-cell>
              <table:table-cell office:value-type="float" office:value="0.000317535660210908">
                <text:p>0.000317535660210908</text:p>
              </table:table-cell>
              <table:table-cell office:value-type="float" office:value="6046.3572681402">
                <text:p>6046.3572681402</text:p>
              </table:table-cell>
              <table:table-cell office:value-type="float" office:value="0.000330480395283561">
                <text:p>0.0003304803952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8.08360848473">
                <text:p>4018.08360848473</text:p>
              </table:table-cell>
              <table:table-cell office:value-type="float" office:value="0.000176038407641175">
                <text:p>0.000176038407641175</text:p>
              </table:table-cell>
              <table:table-cell office:value-type="float" office:value="5444.44444444444">
                <text:p>5444.44444444444</text:p>
              </table:table-cell>
              <table:table-cell office:value-type="float" office:value="0.000224887735589717">
                <text:p>0.000224887735589717</text:p>
              </table:table-cell>
              <table:table-cell office:value-type="float" office:value="6286.70293117593">
                <text:p>6286.70293117593</text:p>
              </table:table-cell>
              <table:table-cell office:value-type="float" office:value="0.000324597486700421">
                <text:p>0.000324597486700421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331846171089045">
                <text:p>0.000331846171089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3.21872569307">
                <text:p>3603.21872569307</text:p>
              </table:table-cell>
              <table:table-cell office:value-type="float" office:value="0.000182283960642363">
                <text:p>0.000182283960642363</text:p>
              </table:table-cell>
              <table:table-cell office:value-type="float" office:value="5259.8330412095">
                <text:p>5259.8330412095</text:p>
              </table:table-cell>
              <table:table-cell office:value-type="float" office:value="0.000225695234545399">
                <text:p>0.000225695234545399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32495399146103">
                <text:p>0.00032495399146103</text:p>
              </table:table-cell>
              <table:table-cell office:value-type="float" office:value="5880.67211522195">
                <text:p>5880.67211522195</text:p>
              </table:table-cell>
              <table:table-cell office:value-type="float" office:value="0.000332613446497344">
                <text:p>0.0003326134464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7.59231690217">
                <text:p>3047.59231690217</text:p>
              </table:table-cell>
              <table:table-cell office:value-type="float" office:value="0.000188825363765472">
                <text:p>0.000188825363765472</text:p>
              </table:table-cell>
              <table:table-cell office:value-type="float" office:value="5068.50194181243">
                <text:p>5068.50194181243</text:p>
              </table:table-cell>
              <table:table-cell office:value-type="float" office:value="0.000225757710736089">
                <text:p>0.000225757710736089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322243953558286">
                <text:p>0.000322243953558286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332715396981424">
                <text:p>0.000332715396981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8.39440901113">
                <text:p>2288.39440901113</text:p>
              </table:table-cell>
              <table:table-cell office:value-type="float" office:value="0.000200516140065689">
                <text:p>0.000200516140065689</text:p>
              </table:table-cell>
              <table:table-cell office:value-type="float" office:value="4869.65915099954">
                <text:p>4869.65915099954</text:p>
              </table:table-cell>
              <table:table-cell office:value-type="float" office:value="0.000231407570817235">
                <text:p>0.000231407570817235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324464970880773">
                <text:p>0.000324464970880773</text:p>
              </table:table-cell>
              <table:table-cell office:value-type="float" office:value="5622.99804338262">
                <text:p>5622.99804338262</text:p>
              </table:table-cell>
              <table:table-cell office:value-type="float" office:value="0.000334469501802136">
                <text:p>0.00033446950180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5.71794141572">
                <text:p>1805.71794141572</text:p>
              </table:table-cell>
              <table:table-cell office:value-type="float" office:value="0.000223760471671124">
                <text:p>0.0002237604716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4.44444444444">
                <text:p>5444.44444444444</text:p>
              </table:table-cell>
              <table:table-cell office:value-type="float" office:value="0.000334829727541222">
                <text:p>0.00033482972754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9.8330412095">
                <text:p>5259.8330412095</text:p>
              </table:table-cell>
              <table:table-cell office:value-type="float" office:value="0.000337030817231687">
                <text:p>0.000337030817231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8.50194181243">
                <text:p>5068.50194181243</text:p>
              </table:table-cell>
              <table:table-cell office:value-type="float" office:value="0.000336684754077245">
                <text:p>0.000336684754077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72cm" svg:height="8.376cm" xlink:href=".." xlink:type="simple" chart:class="chart:scatter" chart:style-name="ch1">
        <chart:title svg:x="1.814cm" svg:y="0.303cm" chart:style-name="ch2">
          <text:p>Coeficiente de caudal de los diafragmas en función de Re</text:p>
        </chart:title>
        <chart:legend chart:legend-position="end" svg:x="13.167cm" svg:y="3.889cm" style:legend-expansion="high" chart:style-name="ch3"/>
        <chart:plot-area chart:style-name="ch4" table:cell-range-address="'d=14'.F16:'d=14'.G24 'd=14'.E7:'d=14'.E7" chart:data-source-has-labels="row" svg:x="1.314cm" svg:y="1.249cm" svg:width="11.55cm" svg:height="5.979cm">
          <chartooo:coordinate-region svg:x="2.941cm" svg:y="1.448cm" svg:width="9.809cm" svg:height="4.779cm"/>
          <chart:axis chart:dimension="x" chart:name="primary-x" chart:style-name="ch5">
            <chart:title svg:x="6.82cm" svg:y="7.395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401cm" chart:style-name="ch9">
              <text:p>K</text:p>
            </chart:title>
            <chart:grid chart:style-name="ch7" chart:class="major"/>
          </chart:axis>
          <chart:series chart:style-name="ch10" chart:values-cell-range-address="'d=14'.F16:'d=14'.F24" chart:label-cell-address="'d=14'.E7:'d=14'.E7" chart:class="chart:scatter">
            <chart:domain table:cell-range-address="'d=14'.G16:'d=14'.G24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,51</text:p>
                <draw:g>
                  <svg:desc>'d=14'.E7:'d=14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86.70293117593">
                <text:p>6286.70293117593</text:p>
                <draw:g>
                  <svg:desc>'d=14'.G16:'d=14'.G24</svg:desc>
                </draw:g>
              </table:table-cell>
              <table:table-cell office:value-type="float" office:value="0.000219467957567235">
                <text:p>0.000219467957567235</text:p>
                <draw:g>
                  <svg:desc>'d=14'.F16:'d=14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221043217503904">
                <text:p>0.000221043217503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222833923295037">
                <text:p>0.000222833923295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224887735589717">
                <text:p>0.000224887735589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2.99804338262">
                <text:p>5622.99804338262</text:p>
              </table:table-cell>
              <table:table-cell office:value-type="float" office:value="0.000227267566261416">
                <text:p>0.00022726756626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44.44444444444">
                <text:p>5444.44444444444</text:p>
              </table:table-cell>
              <table:table-cell office:value-type="float" office:value="0.000224887735589717">
                <text:p>0.000224887735589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9.8330412095">
                <text:p>5259.8330412095</text:p>
              </table:table-cell>
              <table:table-cell office:value-type="float" office:value="0.000225695234545399">
                <text:p>0.000225695234545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8.50194181243">
                <text:p>5068.50194181243</text:p>
              </table:table-cell>
              <table:table-cell office:value-type="float" office:value="0.000225757710736089">
                <text:p>0.000225757710736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9.65915099954">
                <text:p>4869.65915099954</text:p>
              </table:table-cell>
              <table:table-cell office:value-type="float" office:value="0.000231407570817235">
                <text:p>0.000231407570817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36cm" svg:height="8.649cm" xlink:href=".." xlink:type="simple" chart:class="chart:scatter" chart:style-name="ch1">
        <chart:legend chart:legend-position="end" svg:x="12.231cm" svg:y="4.025cm" style:legend-expansion="high" chart:style-name="ch2"/>
        <chart:plot-area chart:style-name="ch3" table:cell-range-address="'d=15,5'.F16:'d=15,5'.G24 'd=15,5'.E7:'d=15,5'.E7" chart:data-source-has-labels="row" svg:x="1.295cm" svg:y="0.172cm" svg:width="10.652cm" svg:height="7.324cm">
          <chartooo:coordinate-region svg:x="2.922cm" svg:y="0.372cm" svg:width="8.653cm" svg:height="6.477cm"/>
          <chart:axis chart:dimension="x" chart:name="primary-x" chart:style-name="ch4">
            <chart:title svg:x="6.352cm" svg:y="7.668cm" chart:style-name="ch5">
              <text:p>Re</text:p>
            </chart:title>
            <chart:grid chart:style-name="ch6" chart:class="major"/>
          </chart:axis>
          <chart:axis chart:dimension="y" chart:name="primary-y" chart:style-name="ch7">
            <chart:title svg:x="0.451cm" svg:y="3.997cm" chart:style-name="ch8">
              <text:p>K</text:p>
            </chart:title>
            <chart:grid chart:style-name="ch6" chart:class="major"/>
          </chart:axis>
          <chart:series chart:style-name="ch9" chart:values-cell-range-address="'d=15,5'.F16:'d=15,5'.F24" chart:label-cell-address="'d=15,5'.E7:'d=15,5'.E7" chart:class="chart:scatter">
            <chart:domain table:cell-range-address="'d=15,5'.G16:'d=15,5'.G2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,63</text:p>
                <draw:g>
                  <svg:desc>'d=15,5'.E7:'d=15,5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28.74755422828">
                <text:p>7028.74755422828</text:p>
                <draw:g>
                  <svg:desc>'d=15,5'.G16:'d=15,5'.G24</svg:desc>
                </draw:g>
              </table:table-cell>
              <table:table-cell office:value-type="float" office:value="0.000320180988572481">
                <text:p>0.000320180988572481</text:p>
                <draw:g>
                  <svg:desc>'d=15,5'.F16:'d=15,5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86.7380154778">
                <text:p>6886.7380154778</text:p>
              </table:table-cell>
              <table:table-cell office:value-type="float" office:value="0.00031542163387868">
                <text:p>0.00031542163387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1.73781799503">
                <text:p>6741.73781799503</text:p>
              </table:table-cell>
              <table:table-cell office:value-type="float" office:value="0.000317579358781295">
                <text:p>0.00031757935878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93.54966003454">
                <text:p>6593.54966003454</text:p>
              </table:table-cell>
              <table:table-cell office:value-type="float" office:value="0.00031707988896952">
                <text:p>0.00031707988896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41.95354159736">
                <text:p>6441.95354159736</text:p>
              </table:table-cell>
              <table:table-cell office:value-type="float" office:value="0.000317535660210908">
                <text:p>0.000317535660210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86.70293117593">
                <text:p>6286.70293117593</text:p>
              </table:table-cell>
              <table:table-cell office:value-type="float" office:value="0.000324597486700421">
                <text:p>0.000324597486700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32495399146103">
                <text:p>0.00032495399146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322243953558286">
                <text:p>0.000322243953558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324464970880773">
                <text:p>0.000324464970880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2cm" svg:height="8.669cm" xlink:href=".." xlink:type="simple" chart:class="chart:scatter" chart:style-name="ch1">
        <chart:title svg:x="1.979cm" svg:y="0.309cm" chart:style-name="ch2">
          <text:p>Coeficiente de caudal de los diafragmas en función de Re</text:p>
        </chart:title>
        <chart:legend chart:legend-position="end" svg:x="13.497cm" svg:y="4.035cm" style:legend-expansion="high" chart:style-name="ch3"/>
        <chart:plot-area chart:style-name="ch4" table:cell-range-address="'d=16'.F16:'d=16'.G27 'd=16'.F7:'d=16'.F7" chart:data-source-has-labels="row" svg:x="1.321cm" svg:y="1.261cm" svg:width="11.866cm" svg:height="6.254cm">
          <chartooo:coordinate-region svg:x="2.948cm" svg:y="1.46cm" svg:width="10.125cm" svg:height="5.054cm"/>
          <chart:axis chart:dimension="x" chart:name="primary-x" chart:style-name="ch5">
            <chart:title svg:x="6.985cm" svg:y="7.688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551cm" chart:style-name="ch9">
              <text:p>K</text:p>
            </chart:title>
            <chart:grid chart:style-name="ch7" chart:class="major"/>
          </chart:axis>
          <chart:series chart:style-name="ch10" chart:values-cell-range-address="'d=16'.F16:'d=16'.F27" chart:label-cell-address="'d=16'.F7:'d=16'.F7" chart:class="chart:scatter">
            <chart:domain table:cell-range-address="'d=16'.G16:'d=16'.G27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,67</text:p>
                <draw:g>
                  <svg:desc>'d=16'.F7:'d=16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28.74755422828">
                <text:p>7028.74755422828</text:p>
                <draw:g>
                  <svg:desc>'d=16'.G16:'d=16'.G27</svg:desc>
                </draw:g>
              </table:table-cell>
              <table:table-cell office:value-type="float" office:value="0.000329201936350853">
                <text:p>0.000329201936350853</text:p>
                <draw:g>
                  <svg:desc>'d=16'.F16:'d=16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86.70293117593">
                <text:p>6286.70293117593</text:p>
              </table:table-cell>
              <table:table-cell office:value-type="float" office:value="0.000329201936350853">
                <text:p>0.000329201936350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7.62175887308">
                <text:p>6207.62175887308</text:p>
              </table:table-cell>
              <table:table-cell office:value-type="float" office:value="0.000329806531784624">
                <text:p>0.000329806531784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27.52005770794">
                <text:p>6127.52005770794</text:p>
              </table:table-cell>
              <table:table-cell office:value-type="float" office:value="0.000328584875009186">
                <text:p>0.000328584875009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46.3572681402">
                <text:p>6046.3572681402</text:p>
              </table:table-cell>
              <table:table-cell office:value-type="float" office:value="0.000330480395283561">
                <text:p>0.0003304803952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64.09007061181">
                <text:p>5964.09007061181</text:p>
              </table:table-cell>
              <table:table-cell office:value-type="float" office:value="0.000331846171089045">
                <text:p>0.000331846171089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80.67211522195">
                <text:p>5880.67211522195</text:p>
              </table:table-cell>
              <table:table-cell office:value-type="float" office:value="0.000332613446497344">
                <text:p>0.00033261344649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96.053716377">
                <text:p>5796.053716377</text:p>
              </table:table-cell>
              <table:table-cell office:value-type="float" office:value="0.000332715396981424">
                <text:p>0.000332715396981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2.99804338262">
                <text:p>5622.99804338262</text:p>
              </table:table-cell>
              <table:table-cell office:value-type="float" office:value="0.000334469501802136">
                <text:p>0.00033446950180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4.44444444444">
                <text:p>5444.44444444444</text:p>
              </table:table-cell>
              <table:table-cell office:value-type="float" office:value="0.000334829727541222">
                <text:p>0.000334829727541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9.8330412095">
                <text:p>5259.8330412095</text:p>
              </table:table-cell>
              <table:table-cell office:value-type="float" office:value="0.000337030817231687">
                <text:p>0.000337030817231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8.50194181243">
                <text:p>5068.50194181243</text:p>
              </table:table-cell>
              <table:table-cell office:value-type="float" office:value="0.000336684754077245">
                <text:p>0.0003366847540772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2cm" svg:height="8.669cm" xlink:href=".." xlink:type="simple" chart:class="chart:scatter" chart:style-name="ch1">
        <chart:title svg:x="1.979cm" svg:y="0.309cm" chart:style-name="ch2">
          <text:p>Coeficiente de caudal de los diafragmas en función de Re</text:p>
        </chart:title>
        <chart:legend chart:legend-position="end" svg:x="13.497cm" svg:y="4.035cm" style:legend-expansion="high" chart:style-name="ch3"/>
        <chart:plot-area chart:style-name="ch4" table:cell-range-address="'d=13'.F16:'d=13'.G25 'd=13'.F7:'d=13'.F7" chart:data-source-has-labels="row" svg:x="1.321cm" svg:y="1.261cm" svg:width="11.866cm" svg:height="6.254cm">
          <chartooo:coordinate-region svg:x="3.054cm" svg:y="1.46cm" svg:width="10.019cm" svg:height="5.054cm"/>
          <chart:axis chart:dimension="x" chart:name="primary-x" chart:style-name="ch5">
            <chart:title svg:x="6.985cm" svg:y="7.688cm" chart:style-name="ch6">
              <text:p>Re</text:p>
            </chart:title>
            <chart:grid chart:style-name="ch7" chart:class="major"/>
          </chart:axis>
          <chart:axis chart:dimension="y" chart:name="primary-y" chart:style-name="ch8">
            <chart:title svg:x="0.451cm" svg:y="4.551cm" chart:style-name="ch9">
              <text:p>K</text:p>
            </chart:title>
            <chart:grid chart:style-name="ch7" chart:class="major"/>
          </chart:axis>
          <chart:series chart:style-name="ch10" chart:values-cell-range-address="'d=13'.F16:'d=13'.F25" chart:label-cell-address="'d=13'.F7:'d=13'.F7" chart:class="chart:scatter">
            <chart:domain table:cell-range-address="'d=13'.G16:'d=13'.G25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0,44</text:p>
                <draw:g>
                  <svg:desc>'d=13'.F7:'d=13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97.13237371153">
                <text:p>5997.13237371153</text:p>
                <draw:g>
                  <svg:desc>'d=13'.G16:'d=13'.G25</svg:desc>
                </draw:g>
              </table:table-cell>
              <table:table-cell office:value-type="float" office:value="0.000175162380270404">
                <text:p>0.000175162380270404</text:p>
                <draw:g>
                  <svg:desc>'d=13'.F16:'d=13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2.85162908554">
                <text:p>5692.85162908554</text:p>
              </table:table-cell>
              <table:table-cell office:value-type="float" office:value="0.000176361315416625">
                <text:p>0.000176361315416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2.93465913984">
                <text:p>5352.93465913984</text:p>
              </table:table-cell>
              <table:table-cell office:value-type="float" office:value="0.000177280668207715">
                <text:p>0.000177280668207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9.91575672969">
                <text:p>4989.91575672969</text:p>
              </table:table-cell>
              <table:table-cell office:value-type="float" office:value="0.000178499106383652">
                <text:p>0.000178499106383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8.32676671612">
                <text:p>4598.32676671612</text:p>
              </table:table-cell>
              <table:table-cell office:value-type="float" office:value="0.000180191078866814">
                <text:p>0.000180191078866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8.08360848473">
                <text:p>4018.08360848473</text:p>
              </table:table-cell>
              <table:table-cell office:value-type="float" office:value="0.000176038407641175">
                <text:p>0.000176038407641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3.21872569307">
                <text:p>3603.21872569307</text:p>
              </table:table-cell>
              <table:table-cell office:value-type="float" office:value="0.000182283960642363">
                <text:p>0.00018228396064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7.59231690217">
                <text:p>3047.59231690217</text:p>
              </table:table-cell>
              <table:table-cell office:value-type="float" office:value="0.000188825363765472">
                <text:p>0.00018882536376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8.39440901113">
                <text:p>2288.39440901113</text:p>
              </table:table-cell>
              <table:table-cell office:value-type="float" office:value="0.000200516140065689">
                <text:p>0.00020051614006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5.71794141572">
                <text:p>1805.71794141572</text:p>
              </table:table-cell>
              <table:table-cell office:value-type="float" office:value="0.000223760471671124">
                <text:p>0.000223760471671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